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25cm"/>
    </style:style>
    <style:style style:name="co3" style:family="table-column">
      <style:table-column-properties fo:break-before="auto" style:column-width="8.58cm"/>
    </style:style>
    <style:style style:name="co4" style:family="table-column">
      <style:table-column-properties fo:break-before="auto" style:column-width="2.709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7.461cm"/>
    </style:style>
    <style:style style:name="co7" style:family="table-column">
      <style:table-column-properties fo:break-before="auto" style:column-width="11.06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29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4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10108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59" style:family="table-cell" style:parent-style-name="Default" style:data-style-name="N10108"/>
    <style:style style:name="ce60" style:family="table-cell" style:parent-style-name="Default" style:data-style-name="N10108">
      <style:table-cell-properties fo:background-color="transparent"/>
    </style:style>
    <style:style style:name="ce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transparent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fo:background-color="#92d050" style:text-align-source="fix" style:repeat-content="false" style:vertical-align="automatic"/>
      <style:paragraph-properties fo:text-align="center"/>
    </style:style>
    <style:style style:name="ce33" style:family="table-cell" style:parent-style-name="Default" style:data-style-name="N0">
      <style:table-cell-properties fo:background-color="#81d41a" style:text-align-source="fix" style:repeat-content="false" style:vertical-align="automatic"/>
      <style:paragraph-properties fo:text-align="center"/>
    </style:style>
    <style:style style:name="ce3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9211e"/>
    </style:style>
    <style:style style:name="ce32" style:family="table-cell" style:parent-style-name="Default" style:data-style-name="N0">
      <style:table-cell-properties fo:background-color="#729fcf" style:text-align-source="fix" style:repeat-content="false" style:vertical-align="automatic"/>
      <style:paragraph-properties fo:text-align="center"/>
      <style:text-properties style:use-window-font-color="true"/>
    </style:style>
    <style:style style:name="ce46" style:family="table-cell" style:parent-style-name="Default" style:data-style-name="N0">
      <style:table-cell-properties fo:wrap-option="wrap" style:vertical-align="automatic"/>
    </style:style>
    <style:style style:name="ce39" style:family="table-cell" style:parent-style-name="Default" style:data-style-name="N0">
      <style:table-cell-properties fo:background-color="transparent" fo:wrap-option="wrap" style:vertical-align="automatic"/>
    </style:style>
    <style:style style:name="ce40" style:family="table-cell" style:parent-style-name="Default" style:data-style-name="N0">
      <style:table-cell-properties fo:background-color="#c9211e"/>
      <style:text-properties fo:color="#c9211e"/>
    </style:style>
    <style:style style:name="ce41" style:family="table-cell" style:parent-style-name="Default" style:data-style-name="N0">
      <style:table-cell-properties fo:background-color="transparent"/>
      <style:text-properties style:use-window-font-color="true"/>
    </style:style>
    <style:style style:name="ce44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0">
      <style:text-properties fo:color="#000000"/>
    </style:style>
    <style:style style:name="ce56" style:family="table-cell" style:parent-style-name="Default" style:data-style-name="N0">
      <style:text-properties style:use-window-font-color="true"/>
    </style:style>
    <style:style style:name="ce16" style:family="table-cell" style:parent-style-name="Default" style:data-style-name="N0">
      <style:text-properties fo:color="#ff0000"/>
    </style:style>
    <style:style style:name="ce24" style:family="table-cell" style:parent-style-name="Default" style:data-style-name="N20112"/>
    <style:style style:name="ce20" style:family="table-cell" style:parent-style-name="Default" style:data-style-name="N0">
      <style:text-properties fo:color="#92d050"/>
    </style:style>
    <style:style style:name="ce22" style:family="table-cell" style:parent-style-name="Default" style:data-style-name="N0">
      <style:text-properties fo:color="#70ad47"/>
    </style:style>
    <style:style style:name="ce53" style:family="table-cell" style:parent-style-name="Default" style:data-style-name="N0">
      <style:text-properties fo:color="#81d41a"/>
    </style:style>
    <style:style style:name="ce68" style:family="table-cell" style:parent-style-name="Default" style:data-style-name="N0">
      <style:table-cell-properties fo:background-color="transparent"/>
      <style:text-properties style:text-line-through-style="solid" style:text-line-through-type="single"/>
    </style:style>
    <style:style style:name="ce7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use-window-font-color="true"/>
    </style:style>
    <style:style style:name="ce7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line-through-style="solid" style:text-line-through-type="single"/>
    </style:style>
    <style:style style:name="ce74" style:family="table-cell" style:parent-style-name="Default" style:data-style-name="N0">
      <style:text-properties style:text-line-through-style="solid" style:text-line-through-type="single"/>
    </style:style>
    <style:style style:name="ce75" style:family="table-cell" style:parent-style-name="Default" style:data-style-name="N10108">
      <style:text-properties style:use-window-font-color="true"/>
    </style:style>
    <style:style style:name="ce76" style:family="table-cell" style:parent-style-name="Default" style:data-style-name="N10108">
      <style:text-properties style:text-line-through-style="solid" style:text-line-through-type="single"/>
    </style:style>
    <style:style style:name="ce77" style:family="table-cell" style:parent-style-name="Default" style:data-style-name="N10108">
      <style:text-properties fo:color="#c9211e" style:text-line-through-style="solid" style:text-line-through-type="single"/>
    </style:style>
    <style:style style:name="ce78" style:family="table-cell" style:parent-style-name="Default" style:data-style-name="N0">
      <style:text-properties fo:color="#70ad47" style:text-line-through-style="solid" style:text-line-through-type="single"/>
    </style:style>
    <style:style style:name="T1" style:family="text">
      <style:text-properties fo:color="#000000" style:font-name="Liberation Sans1" fo:font-size="11pt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BC" table:style-name="ta1">
        <table:table-column table:style-name="co1" table:default-cell-style-name="Default"/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2" office:value-type="string" calcext:value-type="string">
            <text:p>module</text:p>
          </table:table-cell>
          <table:table-cell table:style-name="ce3" office:value-type="string" calcext:value-type="string">
            <text:p>Q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/Note</text:p>
          </table:table-cell>
          <table:table-cell table:style-name="ce4" office:value-type="string" calcext:value-type="string">
            <text:p>Cena/ks</text:p>
          </table:table-cell>
          <table:table-cell table:style-name="ce4" office:value-type="string" calcext:value-type="string">
            <text:p>Cena/pol</text:p>
          </table:table-cell>
          <table:table-cell table:style-name="ce5"/>
          <table:table-cell table:style-name="ce2" office:value-type="string" calcext:value-type="string">
            <text:p>Link</text:p>
          </table:table-cell>
          <table:table-cell table:style-name="ce2"/>
          <table:table-cell table:style-name="ce29" table:number-columns-repeated="1015"/>
        </table:table-row>
        <table:table-row table:style-name="ro2">
          <table:table-cell table:style-name="ce29"/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24AA025E48T-I/OT</text:p>
          </table:table-cell>
          <table:table-cell table:style-name="ce29" office:value-type="string" calcext:value-type="string">
            <text:p>EEPROM 2K, 256x8 1.8V Serial with EUI-48</text:p>
          </table:table-cell>
          <table:table-cell table:style-name="ce59" office:value-type="currency" office:currency="CZK" office:value="7.8" calcext:value-type="currency">
            <text:p>7,80 Kč</text:p>
          </table:table-cell>
          <table:table-cell table:style-name="ce60" table:formula="of:=[.E2]*[.B2]" office:value-type="currency" office:currency="CZK" office:value="7.8" calcext:value-type="currency">
            <text:p>7,80 Kč</text:p>
          </table:table-cell>
          <table:table-cell table:style-name="ce59"/>
          <table:table-cell table:style-name="ce29" office:value-type="string" calcext:value-type="string">
            <text:p><text:a xlink:href="https://cz.mouser.com/ProductDetail/Microchip-Technology/24AA025E48T-I-OT?qs=GCDK0xhvQh4RRiPFFnzHdA%3D%3D" xlink:type="simple">https://cz.mouser.com/ProductDetail/Microchip-Technology/24AA025E48T-I-OT?qs=GCDK0xhvQh4RRiPFFnzHdA%3D%3D</text:a></text:p>
          </table:table-cell>
          <table:table-cell table:style-name="ce29" table:number-columns-repeated="1016"/>
        </table:table-row>
        <table:table-row table:style-name="ro2">
          <table:table-cell table:style-name="ce29"/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SN74LVC1G08DBVR</text:p>
          </table:table-cell>
          <table:table-cell table:style-name="ce29" office:value-type="string" calcext:value-type="string">
            <text:p>2-input AND gate</text:p>
          </table:table-cell>
          <table:table-cell table:style-name="ce59" office:value-type="currency" office:currency="CZK" office:value="7" calcext:value-type="currency">
            <text:p>7,00 Kč</text:p>
          </table:table-cell>
          <table:table-cell table:style-name="ce60"/>
          <table:table-cell table:style-name="ce59"/>
          <table:table-cell table:style-name="ce29" office:value-type="string" calcext:value-type="string">
            <text:p><text:a xlink:href="https://cz.mouser.com/ProductDetail/Texas-Instruments/SN74LVC1G08DBVR?qs=8yeEWhuAOtNjtL049wSCoQ%3D%3D" xlink:type="simple">https://cz.mouser.com/ProductDetail/Texas-Instruments/SN74LVC1G08DBVR?qs=8yeEWhuAOtNjtL049wSCoQ%3D%3D</text:a></text:p>
          </table:table-cell>
          <table:table-cell table:style-name="ce29" table:number-columns-repeated="1016"/>
        </table:table-row>
        <table:table-row table:style-name="ro2">
          <table:table-cell table:style-name="ce29"/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DS1013-10RSIB <text:s/>CONNFLY</text:p>
          </table:table-cell>
          <table:table-cell table:style-name="ce29" office:value-type="string" calcext:value-type="string">
            <text:p>UEXT connector, 2x5 pin header angled</text:p>
          </table:table-cell>
          <table:table-cell table:style-name="ce59"/>
          <table:table-cell table:style-name="ce60" table:formula="of:=[.E4]*[.B4]" office:value-type="currency" office:currency="CZK" office:value="0" calcext:value-type="currency">
            <text:p>0,00 Kč</text:p>
          </table:table-cell>
          <table:table-cell table:style-name="ce59"/>
          <table:table-cell table:style-name="ce29" office:value-type="string" calcext:value-type="string">
            <text:p><text:a xlink:href="https://www.tme.eu/cz/details/zl231-10kg/konektory-idc/connfly/ds1013-10rsib/" xlink:type="simple">https://www.tme.eu/cz/details/zl231-10kg/konektory-idc/connfly/ds1013-10rsib/</text:a></text:p>
          </table:table-cell>
          <table:table-cell table:style-name="ce29" table:number-columns-repeated="1016"/>
        </table:table-row>
        <table:table-row table:style-name="ro2">
          <table:table-cell table:style-name="ce29"/>
          <table:table-cell table:style-name="ce42" office:value-type="float" office:value="1" calcext:value-type="float">
            <text:p>1</text:p>
          </table:table-cell>
          <table:table-cell table:style-name="ce38" office:value-type="string" calcext:value-type="string">
            <text:p>CM8V-T1A-32.768kHz-9pF-20PPM-TA-QC</text:p>
          </table:table-cell>
          <table:table-cell table:style-name="ce29" office:value-type="string" calcext:value-type="string">
            <text:p>Crystal 32.768k, SMD</text:p>
          </table:table-cell>
          <table:table-cell table:style-name="ce59" office:value-type="currency" office:currency="CZK" office:value="15" calcext:value-type="currency">
            <text:p>15,00 Kč</text:p>
          </table:table-cell>
          <table:table-cell table:style-name="ce59" table:formula="of:=[.E5]*[.B5]" office:value-type="currency" office:currency="CZK" office:value="15" calcext:value-type="currency">
            <text:p>15,00 Kč</text:p>
          </table:table-cell>
          <table:table-cell table:style-name="ce59"/>
          <table:table-cell table:style-name="ce29" office:value-type="string" calcext:value-type="string">
            <text:p><text:a xlink:href="https://cz.mouser.com/ProductDetail/Micro-Crystal/CM8V-T1A-32.768kHz-9pF-20PPM-TA-QC?qs=7bTaA%2FLYtSYzb4vUPpiGww%3D%3D" xlink:type="simple">https://cz.mouser.com/ProductDetail/Micro-Crystal/CM8V-T1A-32.768kHz-9pF-20PPM-TA-QC?qs=7bTaA%2FLYtSYzb4vUPpiGww%3D%3D</text:a></text:p>
          </table:table-cell>
          <table:table-cell table:style-name="ce29"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0141-2-100K</text:p>
          </table:table-cell>
          <table:table-cell office:value-type="string" calcext:value-type="string">
            <text:p>SR-PASSIVES trimmer pot 100k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<text:a xlink:href="https://www.tme.eu/cz/details/r0141-2-100k/potenciometry-jednootackove-tht/sr-passives/" xlink:type="simple">https://www.tme.eu/cz/details/r0141-2-100k/potenciometry-jednootackove-tht/sr-passives/</text:a>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0141-2-10K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<text:a xlink:href="https://www.tme.eu/cz/details/r0141-2-10k/potenciometry-jednootackove-tht/sr-passives/" xlink:type="simple">https://www.tme.eu/cz/details/r0141-2-10k/potenciometry-jednootackove-tht/sr-passives/</text:a>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C-128</text:p>
          </table:table-cell>
          <table:table-cell office:value-type="string" calcext:value-type="string">
            <text:p>Jack 3,5mm with switch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<text:a xlink:href="https://www.tme.eu/cz/details/jc-128/konektory-jack/" xlink:type="simple">https://www.tme.eu/cz/details/jc-128/konektory-jack/</text:a></text:p>
          </table:table-cell>
          <table:table-cell table:number-columns-repeated="1016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BO+VABO_Rev01" table:style-name="ta2">
        <table:table-column table:style-name="co5" table:number-columns-repeated="2" table:default-cell-style-name="ce29"/>
        <table:table-column table:style-name="co6" table:default-cell-style-name="ce29"/>
        <table:table-column table:style-name="co7" table:default-cell-style-name="ce29"/>
        <table:table-column table:style-name="co5" table:number-columns-repeated="6" table:default-cell-style-name="ce29"/>
        <table:table-column table:style-name="co8" table:number-columns-repeated="1014" table:default-cell-style-name="ce29"/>
        <table:table-row table:style-name="ro1">
          <table:table-cell table:style-name="ce2" office:value-type="string" calcext:value-type="string">
            <text:p>module</text:p>
          </table:table-cell>
          <table:table-cell table:style-name="ce3" office:value-type="string" calcext:value-type="string">
            <text:p>Q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/Note</text:p>
          </table:table-cell>
          <table:table-cell table:style-name="ce4" office:value-type="string" calcext:value-type="string">
            <text:p>Cena/ks</text:p>
          </table:table-cell>
          <table:table-cell table:style-name="ce4" office:value-type="string" calcext:value-type="string">
            <text:p>Cena/pol</text:p>
          </table:table-cell>
          <table:table-cell table:style-name="ce5"/>
          <table:table-cell table:style-name="ce2" office:value-type="string" calcext:value-type="string">
            <text:p>Link</text:p>
          </table:table-cell>
          <table:table-cell table:style-name="ce2"/>
          <table:table-cell table:number-columns-repeated="1015"/>
        </table:table-row>
        <table:table-row table:style-name="ro3">
          <table:table-cell office:value-type="string" calcext:value-type="string">
            <text:p>Main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W65C<text:span text:style-name="T1">816</text:span>S6TQG-14</text:p>
          </table:table-cell>
          <table:table-cell office:value-type="string" calcext:value-type="string">
            <text:p>cpu 16-bit</text:p>
          </table:table-cell>
          <table:table-cell table:style-name="ce59" office:value-type="currency" office:currency="CZK" office:value="274" calcext:value-type="currency">
            <text:p>274,00 Kč</text:p>
          </table:table-cell>
          <table:table-cell table:style-name="ce60" table:formula="of:=[.E2]*[.B2]" office:value-type="currency" office:currency="CZK" office:value="274" calcext:value-type="currency">
            <text:p>274,00 Kč</text:p>
          </table:table-cell>
          <table:table-cell table:style-name="ce59"/>
          <table:table-cell office:value-type="string" calcext:value-type="string">
            <text:p><text:a xlink:href="https://cz.mouser.com/ProductDetail/Western-Design-Center-WDC/W65C816S6TQG-14?qs=9lcNTSmDlCpDFNJ8GRf7eQ%3D%3D" xlink:type="simple">https://cz.mouser.com/ProductDetail/Western-Design-Center-WDC/W65C816S6TQG-14?qs=9lcNTSmDlCpDFNJ8GRf7eQ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W65C<text:span text:style-name="T1">02</text:span>S6TQG-14</text:p>
          </table:table-cell>
          <table:table-cell office:value-type="string" calcext:value-type="string">
            <text:p>cpu 8-bit</text:p>
          </table:table-cell>
          <table:table-cell table:style-name="ce59" office:value-type="currency" office:currency="CZK" office:value="260" calcext:value-type="currency">
            <text:p>260,00 Kč</text:p>
          </table:table-cell>
          <table:table-cell table:style-name="ce60" table:formula="of:=[.E3]*[.B3]" office:value-type="currency" office:currency="CZK" office:value="260" calcext:value-type="currency">
            <text:p>260,00 Kč</text:p>
          </table:table-cell>
          <table:table-cell table:style-name="ce59"/>
          <table:table-cell office:value-type="string" calcext:value-type="string">
            <text:p><text:a xlink:href="https://cz.mouser.com/ProductDetail/Western-Design-Center-WDC/W65C02S6TQG-14?qs=opBjA1TV900Cx5CoX8hQeQ%3D%3D" xlink:type="simple">https://cz.mouser.com/ProductDetail/Western-Design-Center-WDC/W65C02S6TQG-14?qs=opBjA1TV900Cx5CoX8hQeQ%3D%3D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table:style-name="ce30" office:value-type="string" calcext:value-type="string">
            <text:p>ICE40HX4K-TQ144</text:p>
          </table:table-cell>
          <table:table-cell table:style-name="ce30" office:value-type="string" calcext:value-type="string">
            <text:p>FPGA for NORA</text:p>
          </table:table-cell>
          <table:table-cell table:style-name="ce59" office:value-type="currency" office:currency="CZK" office:value="211" calcext:value-type="currency">
            <text:p>211,00 Kč</text:p>
          </table:table-cell>
          <table:table-cell table:style-name="ce60" table:formula="of:=[.E4]*[.B4]" office:value-type="currency" office:currency="CZK" office:value="211" calcext:value-type="currency">
            <text:p>211,00 Kč</text:p>
          </table:table-cell>
          <table:table-cell table:style-name="ce59"/>
          <table:table-cell office:value-type="string" calcext:value-type="string">
            <text:p><text:a xlink:href="https://cz.mouser.com/ProductDetail/Lattice/iCE40HX4K-TQ144?qs=F9A14TELRMvGNTZXkNDuOw%3D%3D" xlink:type="simple">https://cz.mouser.com/ProductDetail/Lattice/iCE40HX4K-TQ144?qs=F9A14TELRMvGNTZXkNDuOw%3D%3D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table:style-name="ce30" office:value-type="string" calcext:value-type="string">
            <text:p>IS61WV20488FBLL-10TLI</text:p>
          </table:table-cell>
          <table:table-cell table:style-name="ce30" office:value-type="string" calcext:value-type="string">
            <text:p>2Mx8 SRAM</text:p>
          </table:table-cell>
          <table:table-cell table:style-name="ce59" office:value-type="currency" office:currency="CZK" office:value="290" calcext:value-type="currency">
            <text:p>290,00 Kč</text:p>
          </table:table-cell>
          <table:table-cell table:style-name="ce60" table:formula="of:=[.E5]*[.B5]" office:value-type="currency" office:currency="CZK" office:value="290" calcext:value-type="currency">
            <text:p>290,00 Kč</text:p>
          </table:table-cell>
          <table:table-cell table:style-name="ce59"/>
          <table:table-cell office:value-type="string" calcext:value-type="string">
            <text:p><text:a xlink:href="https://cz.mouser.com/ProductDetail/ISSI/IS61WV20488FBLL-10TLI?qs=l7cgNqFNU1hrNZYLU3MwTg%3D%3D" xlink:type="simple">https://cz.mouser.com/ProductDetail/ISSI/IS61WV20488FBLL-10TLI?qs=l7cgNqFNU1hrNZYLU3MwTg%3D%3D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W25Q128JVSIQ</text:p>
          </table:table-cell>
          <table:table-cell office:value-type="string" calcext:value-type="string">
            <text:p>Spi-flash 16MB, alt.</text:p>
          </table:table-cell>
          <table:table-cell table:style-name="ce59" office:value-type="currency" office:currency="CZK" office:value="41" calcext:value-type="currency">
            <text:p>41,00 Kč</text:p>
          </table:table-cell>
          <table:table-cell table:style-name="ce60" table:formula="of:=[.E6]*[.B6]" office:value-type="currency" office:currency="CZK" office:value="41" calcext:value-type="currency">
            <text:p>41,00 Kč</text:p>
          </table:table-cell>
          <table:table-cell/>
          <table:table-cell office:value-type="string" calcext:value-type="string">
            <text:p>https://eu.mouser.com/ProductDetail/Winbond/W25Q128JVSIQ-TR?qs=qSfuJ%252Bfl%2Fd7vTyLA9kNdGw%3D%3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MCP7940N-I/SN</text:p>
          </table:table-cell>
          <table:table-cell office:value-type="string" calcext:value-type="string">
            <text:p>RTC</text:p>
          </table:table-cell>
          <table:table-cell table:style-name="ce59" office:value-type="currency" office:currency="CZK" office:value="21" calcext:value-type="currency">
            <text:p>21,00 Kč</text:p>
          </table:table-cell>
          <table:table-cell table:style-name="ce60" table:formula="of:=[.E7]*[.B7]" office:value-type="currency" office:currency="CZK" office:value="21" calcext:value-type="currency">
            <text:p>21,00 Kč</text:p>
          </table:table-cell>
          <table:table-cell table:style-name="ce59"/>
          <table:table-cell office:value-type="string" calcext:value-type="string">
            <text:p><text:a xlink:href="https://cz.mouser.com/ProductDetail/Microchip-Technology-Atmel/MCP7940N-I-SN?qs=o%2FJGMiCJeCOTsMP4nrR5Uw%3D%3D" xlink:type="simple">https://cz.mouser.com/ProductDetail/Microchip-Technology-Atmel/MCP7940N-I-SN?qs=o%2FJGMiCJeCOTsMP4nrR5Uw%3D%3D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n</text:p>
          </table:table-cell>
          <table:table-cell table:style-name="ce9" office:value-type="float" office:value="0" calcext:value-type="float">
            <text:p>0</text:p>
          </table:table-cell>
          <table:table-cell table:style-name="ce46" office:value-type="string" calcext:value-type="string">
            <text:p>FT2232H-56Q-TRAY</text:p>
          </table:table-cell>
          <table:table-cell table:style-name="ce46" office:value-type="string" calcext:value-type="string">
            <text:p>FTDI (VQFN56)</text:p>
          </table:table-cell>
          <table:table-cell table:style-name="ce59" office:value-type="currency" office:currency="CZK" office:value="125" calcext:value-type="currency">
            <text:p>125,00 Kč</text:p>
          </table:table-cell>
          <table:table-cell table:style-name="ce59" table:formula="of:=[.E8]*[.B8]" office:value-type="currency" office:currency="CZK" office:value="0" calcext:value-type="currency">
            <text:p>0,00 Kč</text:p>
          </table:table-cell>
          <table:table-cell/>
          <table:table-cell office:value-type="string" calcext:value-type="string">
            <text:p>https://eu.mouser.com/ProductDetail/FTDI/FT2232H-56Q-TRAY?qs=u4lROS522ZW4g0YyKZT0kg%3D%3D</text:p>
          </table:table-cell>
          <table:table-cell table:number-columns-repeated="1016"/>
        </table:table-row>
        <table:table-row table:style-name="ro2">
          <table:table-cell table:style-name="ce30" office:value-type="string" calcext:value-type="string">
            <text:p>Main</text:p>
          </table:table-cell>
          <table:table-cell table:style-name="ce33" office:value-type="float" office:value="1" calcext:value-type="float">
            <text:p>1</text:p>
          </table:table-cell>
          <table:table-cell table:style-name="ce39" office:value-type="string" calcext:value-type="string">
            <text:p>FT2232HL</text:p>
          </table:table-cell>
          <table:table-cell table:style-name="ce39" office:value-type="string" calcext:value-type="string">
            <text:p>FTDI alt. (LQFP64)</text:p>
          </table:table-cell>
          <table:table-cell table:style-name="ce60" office:value-type="currency" office:currency="CZK" office:value="173" calcext:value-type="currency">
            <text:p>173,00 Kč</text:p>
          </table:table-cell>
          <table:table-cell table:style-name="ce60" table:formula="of:=[.E9]*[.B9]" office:value-type="currency" office:currency="CZK" office:value="173" calcext:value-type="currency">
            <text:p>173,00 Kč</text:p>
          </table:table-cell>
          <table:table-cell table:style-name="ce30"/>
          <table:table-cell table:style-name="ce30" office:value-type="string" calcext:value-type="string">
            <text:p><text:a xlink:href="https://cz.farnell.com/ftdi/ft2232hl-r/usb-uart-fifo-2232-dual-64lqfp/dp/1697461?st=ft2232hl" xlink:type="simple">https://cz.farnell.com/ftdi/ft2232hl-r/usb-uart-fifo-2232-dual-64lqfp/dp/1697461?st=ft2232hl</text:a></text:p>
          </table:table-cell>
          <table:table-cell table:style-name="ce30"/>
          <table:table-cell table:number-columns-repeated="1015"/>
        </table:table-row>
        <table:table-row table:style-name="ro2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table:style-name="ce46" office:value-type="string" calcext:value-type="string">
            <text:p>SG5032CAN 12.000000M-TJGA0</text:p>
          </table:table-cell>
          <table:table-cell table:style-name="ce46" office:value-type="string" calcext:value-type="string">
            <text:p>oscillator 12M</text:p>
          </table:table-cell>
          <table:table-cell table:style-name="ce59" office:value-type="currency" office:currency="CZK" office:value="29" calcext:value-type="currency">
            <text:p>29,00 Kč</text:p>
          </table:table-cell>
          <table:table-cell table:style-name="ce59" table:formula="of:=[.E10]*[.B10]" office:value-type="currency" office:currency="CZK" office:value="29" calcext:value-type="currency">
            <text:p>29,00 Kč</text:p>
          </table:table-cell>
          <table:table-cell/>
          <table:table-cell office:value-type="string" calcext:value-type="string">
            <text:p><text:a xlink:href="https://cz.mouser.com/ProductDetail/Epson-Timing/SG5032CAN-12.000000M-TJGA0?qs=MyNHzdoqoQL%2FitGWgEd%2F5A%3D%3D" xlink:type="simple">https://cz.mouser.com/ProductDetail/Epson-Timing/SG5032CAN-12.000000M-TJGA0?qs=MyNHzdoqoQL%2FitGWgEd%2F5A%3D%3D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n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5749180-1</text:p>
          </table:table-cell>
          <table:table-cell office:value-type="string" calcext:value-type="string">
            <text:p>Minidin-6 for PS/2</text:p>
          </table:table-cell>
          <table:table-cell table:style-name="ce59" office:value-type="currency" office:currency="CZK" office:value="49" calcext:value-type="currency">
            <text:p>49,00 Kč</text:p>
          </table:table-cell>
          <table:table-cell table:style-name="ce59" table:formula="of:=[.E11]*[.B11]" office:value-type="currency" office:currency="CZK" office:value="98" calcext:value-type="currency">
            <text:p>98,00 Kč</text:p>
          </table:table-cell>
          <table:table-cell/>
          <table:table-cell office:value-type="string" calcext:value-type="string">
            <text:p><text:a xlink:href="https://cz.mouser.com/ProductDetail/TE-Connectivity/5749180-1?qs=XlZqES4cpWZV2xh%2FjR2Ukw%3D%3D" xlink:type="simple">https://cz.mouser.com/ProductDetail/TE-Connectivity/5749180-1?qs=XlZqES4cpWZV2xh%2FjR2Ukw%3D%3D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USB4085-GF-A</text:p>
          </table:table-cell>
          <table:table-cell office:value-type="string" calcext:value-type="string">
            <text:p>Usb-c</text:p>
          </table:table-cell>
          <table:table-cell table:style-name="ce59" office:value-type="currency" office:currency="CZK" office:value="22" calcext:value-type="currency">
            <text:p>22,00 Kč</text:p>
          </table:table-cell>
          <table:table-cell table:style-name="ce59" table:formula="of:=[.E12]*[.B12]" office:value-type="currency" office:currency="CZK" office:value="22" calcext:value-type="currency">
            <text:p>22,00 Kč</text:p>
          </table:table-cell>
          <table:table-cell/>
          <table:table-cell office:value-type="string" calcext:value-type="string">
            <text:p><text:a xlink:href="https://cz.mouser.com/ProductDetail/GCT/USB4085-GF-A?qs=KUoIvG%2F9Ilba1bQOahfWjw%3D%3D" xlink:type="simple">https://cz.mouser.com/ProductDetail/GCT/USB4085-GF-A?qs=KUoIvG%2F9Ilba1bQOahfWjw%3D%3D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n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GBK160808T-221Y-N</text:p>
          </table:table-cell>
          <table:table-cell office:value-type="string" calcext:value-type="string">
            <text:p>ferrite bead</text:p>
          </table:table-cell>
          <table:table-cell table:style-name="ce59" office:value-type="currency" office:currency="CZK" office:value="0.24" calcext:value-type="currency">
            <text:p>0,24 Kč</text:p>
          </table:table-cell>
          <table:table-cell table:style-name="ce59" table:formula="of:=[.E13]*[.B13]" office:value-type="currency" office:currency="CZK" office:value="0.96" calcext:value-type="currency">
            <text:p>0,96 Kč</text:p>
          </table:table-cell>
          <table:table-cell table:style-name="ce59"/>
          <table:table-cell office:value-type="string" calcext:value-type="string">
            <text:p><text:a xlink:href="https://cz.mouser.com/ProductDetail/Pulse-Electronics/GBK160808T-221Y-N?qs=j%252B1pi9TdxUbKNI%252BrSL0iyA%3D%3D" xlink:type="simple">https://cz.mouser.com/ProductDetail/Pulse-Electronics/GBK160808T-221Y-N?qs=j%252B1pi9TdxUbKNI%252BrSL0iyA%3D%3D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n</text:p>
          </table:table-cell>
          <table:table-cell table:style-name="ce9" office:value-type="float" office:value="0" calcext:value-type="float">
            <text:p>0</text:p>
          </table:table-cell>
          <table:table-cell table:style-name="ce30" office:value-type="string" calcext:value-type="string">
            <text:p>CM8V-T1A-32.768kHz-12.5pF-20PPM-TA-QC</text:p>
          </table:table-cell>
          <table:table-cell office:value-type="string" calcext:value-type="string">
            <text:p>Crystal 32.768k, SMD</text:p>
          </table:table-cell>
          <table:table-cell table:style-name="ce59" office:value-type="currency" office:currency="CZK" office:value="14" calcext:value-type="currency">
            <text:p>14,00 Kč</text:p>
          </table:table-cell>
          <table:table-cell table:style-name="ce59" table:formula="of:=[.E14]*[.B14]" office:value-type="currency" office:currency="CZK" office:value="0" calcext:value-type="currency">
            <text:p>0,00 Kč</text:p>
          </table:table-cell>
          <table:table-cell table:style-name="ce59"/>
          <table:table-cell office:value-type="string" calcext:value-type="string">
            <text:p><text:a xlink:href="https://cz.mouser.com/ProductDetail/Micro-Crystal/CM8V-T1A-32.768kHz-12.5pF-20PPM-TA-QC?qs=7bTaA%2FLYtSYgtx%252BmOOZAYQ%3D%3D" xlink:type="simple">https://cz.mouser.com/ProductDetail/Micro-Crystal/CM8V-T1A-32.768kHz-12.5pF-20PPM-TA-QC?qs=7bTaA%2FLYtSYgtx%252BmOOZAYQ%3D%3D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n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SMD1206B050TF/15</text:p>
          </table:table-cell>
          <table:table-cell office:value-type="string" calcext:value-type="string">
            <text:p>polyfuse 0,5A</text:p>
          </table:table-cell>
          <table:table-cell table:style-name="ce59" office:value-type="currency" office:currency="CZK" office:value="2.3" calcext:value-type="currency">
            <text:p>2,30 Kč</text:p>
          </table:table-cell>
          <table:table-cell table:style-name="ce59" table:formula="of:=[.E15]*[.B15]" office:value-type="currency" office:currency="CZK" office:value="4.6" calcext:value-type="currency">
            <text:p>4,60 Kč</text:p>
          </table:table-cell>
          <table:table-cell table:style-name="ce59"/>
          <table:table-cell office:value-type="string" calcext:value-type="string">
            <text:p><text:a xlink:href="https://cz.mouser.com/ProductDetail/YAGEO/SMD1206B050TF-15?qs=PzGy0jfpSMtHs3qJt7INeg%3D%3D" xlink:type="simple">https://cz.mouser.com/ProductDetail/YAGEO/SMD1206B050TF-15?qs=PzGy0jfpSMtHs3qJt7INeg%3D%3D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n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SN74LVC2G17DBVR</text:p>
          </table:table-cell>
          <table:table-cell office:value-type="string" calcext:value-type="string">
            <text:p>driver</text:p>
          </table:table-cell>
          <table:table-cell table:style-name="ce59" office:value-type="currency" office:currency="CZK" office:value="10" calcext:value-type="currency">
            <text:p>10,00 Kč</text:p>
          </table:table-cell>
          <table:table-cell table:style-name="ce59" table:formula="of:=[.E16]*[.B16]" office:value-type="currency" office:currency="CZK" office:value="20" calcext:value-type="currency">
            <text:p>20,00 Kč</text:p>
          </table:table-cell>
          <table:table-cell table:style-name="ce59"/>
          <table:table-cell office:value-type="string" calcext:value-type="string">
            <text:p><text:a xlink:href="https://cz.mouser.com/ProductDetail/Texas-Instruments/SN74LVC2G17DBVR?qs=X1HXWTtiZ0RnstCufGEJxQ%3D%3D" xlink:type="simple">https://cz.mouser.com/ProductDetail/Texas-Instruments/SN74LVC2G17DBVR?qs=X1HXWTtiZ0RnstCufGEJxQ%3D%3D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SN74LVC2G04DBVR</text:p>
          </table:table-cell>
          <table:table-cell office:value-type="string" calcext:value-type="string">
            <text:p>inverter</text:p>
          </table:table-cell>
          <table:table-cell table:style-name="ce59" office:value-type="currency" office:currency="CZK" office:value="10" calcext:value-type="currency">
            <text:p>10,00 Kč</text:p>
          </table:table-cell>
          <table:table-cell table:style-name="ce59" table:formula="of:=[.E17]*[.B17]" office:value-type="currency" office:currency="CZK" office:value="10" calcext:value-type="currency">
            <text:p>10,00 Kč</text:p>
          </table:table-cell>
          <table:table-cell table:style-name="ce59"/>
          <table:table-cell office:value-type="string" calcext:value-type="string">
            <text:p><text:a xlink:href="https://cz.mouser.com/ProductDetail/Texas-Instruments/SN74LVC2G04DBVR?qs=HE9hdJajmeqXJJ9RII89dg%3D%3D" xlink:type="simple">https://cz.mouser.com/ProductDetail/Texas-Instruments/SN74LVC2G04DBVR?qs=HE9hdJajmeqXJJ9RII89dg%3D%3D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MP2149GJ-Z</text:p>
          </table:table-cell>
          <table:table-cell office:value-type="string" calcext:value-type="string">
            <text:p>dc/dc</text:p>
          </table:table-cell>
          <table:table-cell table:style-name="ce59" office:value-type="currency" office:currency="CZK" office:value="45" calcext:value-type="currency">
            <text:p>45,00 Kč</text:p>
          </table:table-cell>
          <table:table-cell table:style-name="ce59" table:formula="of:=[.E18]*[.B18]" office:value-type="currency" office:currency="CZK" office:value="45" calcext:value-type="currency">
            <text:p>45,00 Kč</text:p>
          </table:table-cell>
          <table:table-cell table:style-name="ce59"/>
          <table:table-cell office:value-type="string" calcext:value-type="string">
            <text:p>https://cz.mouser.com/ProductDetail/Monolithic-Power-Systems-MPS/MP2149GJ-Z?qs=pdFhdcvjjggGberHhgLWyQ%3D%3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n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GRM21BC81C226ME44L</text:p>
          </table:table-cell>
          <table:table-cell office:value-type="string" calcext:value-type="string">
            <text:p>22uF/16V/0805</text:p>
          </table:table-cell>
          <table:table-cell table:style-name="ce59" office:value-type="currency" office:currency="CZK" office:value="10" calcext:value-type="currency">
            <text:p>10,00 Kč</text:p>
          </table:table-cell>
          <table:table-cell table:style-name="ce59" table:formula="of:=[.E19]*[.B19]" office:value-type="currency" office:currency="CZK" office:value="30" calcext:value-type="currency">
            <text:p>30,00 Kč</text:p>
          </table:table-cell>
          <table:table-cell table:style-name="ce59"/>
          <table:table-cell office:value-type="string" calcext:value-type="string">
            <text:p><text:a xlink:href="https://cz.mouser.com/ProductDetail/Murata-Electronics/GRM21BC81C226ME44L?qs=sGAEpiMZZMs7ZEmUmaUL015lt8pSu0h9Ojuqd7E6R3Ye1kdFPqAaXw%3D%3D" xlink:type="simple">https://cz.mouser.com/ProductDetail/Murata-Electronics/GRM21BC81C226ME44L?qs=sGAEpiMZZMs7ZEmUmaUL015lt8pSu0h9Ojuqd7E6R3Ye1kdFPqAaXw%3D%3D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n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FE252010P-2R2M=P2</text:p>
          </table:table-cell>
          <table:table-cell office:value-type="string" calcext:value-type="string">
            <text:p>2,2uH</text:p>
          </table:table-cell>
          <table:table-cell table:style-name="ce59" office:value-type="currency" office:currency="CZK" office:value="5" calcext:value-type="currency">
            <text:p>5,00 Kč</text:p>
          </table:table-cell>
          <table:table-cell table:style-name="ce59" table:formula="of:=[.E20]*[.B20]" office:value-type="currency" office:currency="CZK" office:value="10" calcext:value-type="currency">
            <text:p>10,00 Kč</text:p>
          </table:table-cell>
          <table:table-cell table:style-name="ce59"/>
          <table:table-cell office:value-type="string" calcext:value-type="string">
            <text:p><text:a xlink:href="https://cz.mouser.com/ProductDetail/Murata-Electronics/DFE252010P-2R2M%3DP2?qs=KuGPmAKtFKVG0t9I2u6EsA%3D%3D" xlink:type="simple">https://cz.mouser.com/ProductDetail/Murata-Electronics/DFE252010P-2R2M%3dP2?qs=KuGPmAKtFKVG0t9I2u6EsA%3D%3D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n</text:p>
          </table:table-cell>
          <table:table-cell table:style-name="ce9" office:value-type="float" office:value="5" calcext:value-type="float">
            <text:p>5</text:p>
          </table:table-cell>
          <table:table-cell table:style-name="ce30" office:value-type="string" calcext:value-type="string">
            <text:p>DFE252010P-1R0M=P2</text:p>
          </table:table-cell>
          <table:table-cell office:value-type="string" calcext:value-type="string">
            <text:p>inductor 1uH/2.7A</text:p>
          </table:table-cell>
          <table:table-cell table:style-name="ce59" office:value-type="currency" office:currency="CZK" office:value="7" calcext:value-type="currency">
            <text:p>7,00 Kč</text:p>
          </table:table-cell>
          <table:table-cell table:style-name="ce59" table:formula="of:=[.E21]*[.B21]" office:value-type="currency" office:currency="CZK" office:value="35" calcext:value-type="currency">
            <text:p>35,00 Kč</text:p>
          </table:table-cell>
          <table:table-cell table:style-name="ce59"/>
          <table:table-cell office:value-type="string" calcext:value-type="string">
            <text:p><text:a xlink:href="https://cz.mouser.com/ProductDetail/Murata-Electronics/DFE252010P-1R0M%3DP2?qs=KuGPmAKtFKWP3jienGLHRQ%3D%3D" xlink:type="simple">https://cz.mouser.com/ProductDetail/Murata-Electronics/DFE252010P-1R0M%3dP2?qs=KuGPmAKtFKWP3jienGLHRQ%3D%3D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n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US10S30,H3F</text:p>
          </table:table-cell>
          <table:table-cell office:value-type="string" calcext:value-type="string">
            <text:p>schotky</text:p>
          </table:table-cell>
          <table:table-cell table:style-name="ce59" office:value-type="currency" office:currency="CZK" office:value="8" calcext:value-type="currency">
            <text:p>8,00 Kč</text:p>
          </table:table-cell>
          <table:table-cell table:style-name="ce59" table:formula="of:=[.E22]*[.B22]" office:value-type="currency" office:currency="CZK" office:value="24" calcext:value-type="currency">
            <text:p>24,00 Kč</text:p>
          </table:table-cell>
          <table:table-cell table:style-name="ce59"/>
          <table:table-cell office:value-type="string" calcext:value-type="string">
            <text:p><text:a xlink:href="https://cz.mouser.com/ProductDetail/Toshiba/CUS10S30H3F?qs=cW4DzVrAanO4Xm6ySrHr7g%3D%3D" xlink:type="simple">https://cz.mouser.com/ProductDetail/Toshiba/CUS10S30H3F?qs=cW4DzVrAanO4Xm6ySrHr7g%3D%3D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n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TST-S270GKT</text:p>
          </table:table-cell>
          <table:table-cell office:value-type="string" calcext:value-type="string">
            <text:p>green LED sideview 0603</text:p>
          </table:table-cell>
          <table:table-cell table:style-name="ce59" office:value-type="currency" office:currency="CZK" office:value="6" calcext:value-type="currency">
            <text:p>6,00 Kč</text:p>
          </table:table-cell>
          <table:table-cell table:style-name="ce59" table:formula="of:=[.E23]*[.B23]" office:value-type="currency" office:currency="CZK" office:value="18" calcext:value-type="currency">
            <text:p>18,00 Kč</text:p>
          </table:table-cell>
          <table:table-cell table:style-name="ce59"/>
          <table:table-cell office:value-type="string" calcext:value-type="string">
            <text:p><text:a xlink:href="https://cz.mouser.com/ProductDetail/Lite-On/LTST-S270GKT?qs=sGAEpiMZZMvyj6n1w4pZD47FdTXqFYht4VAmSqE1GNY%3D" xlink:type="simple">https://cz.mouser.com/ProductDetail/Lite-On/LTST-S270GKT?qs=sGAEpiMZZMvyj6n1w4pZD47FdTXqFYht4VAmSqE1GNY%3D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LTST-S270EKT</text:p>
          </table:table-cell>
          <table:table-cell office:value-type="string" calcext:value-type="string">
            <text:p>red LED sideview 0603</text:p>
          </table:table-cell>
          <table:table-cell table:style-name="ce59" office:value-type="currency" office:currency="CZK" office:value="6" calcext:value-type="currency">
            <text:p>6,00 Kč</text:p>
          </table:table-cell>
          <table:table-cell table:style-name="ce59" table:formula="of:=[.E24]*[.B24]" office:value-type="currency" office:currency="CZK" office:value="6" calcext:value-type="currency">
            <text:p>6,00 Kč</text:p>
          </table:table-cell>
          <table:table-cell table:style-name="ce59"/>
          <table:table-cell office:value-type="string" calcext:value-type="string">
            <text:p><text:a xlink:href="https://cz.mouser.com/ProductDetail/Lite-On/LTST-S270EKT?qs=O%2FWRddok7POgALoShN20Tw%3D%3D" xlink:type="simple">https://cz.mouser.com/ProductDetail/Lite-On/LTST-S270EKT?qs=O%2FWRddok7POgALoShN20Tw%3D%3D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BAT-HLD-012-SMT</text:p>
          </table:table-cell>
          <table:table-cell office:value-type="string" calcext:value-type="string">
            <text:p>battery holder</text:p>
          </table:table-cell>
          <table:table-cell table:style-name="ce59" office:value-type="currency" office:currency="CZK" office:value="9" calcext:value-type="currency">
            <text:p>9,00 Kč</text:p>
          </table:table-cell>
          <table:table-cell table:style-name="ce59" table:formula="of:=[.E25]*[.B25]" office:value-type="currency" office:currency="CZK" office:value="9" calcext:value-type="currency">
            <text:p>9,00 Kč</text:p>
          </table:table-cell>
          <table:table-cell table:style-name="ce59"/>
          <table:table-cell office:value-type="string" calcext:value-type="string">
            <text:p><text:a xlink:href="https://cz.mouser.com/ProductDetail/Linx-Technologies/BAT-HLD-012-SMT?qs=Z0V%2FpEl%252BOGfZsSJil9WIXw%3D%3D" xlink:type="simple">https://cz.mouser.com/ProductDetail/Linx-Technologies/BAT-HLD-012-SMT?qs=Z0V%2FpEl%252BOGfZsSJil9WIXw%3D%3D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EVQ-PUL02K</text:p>
          </table:table-cell>
          <table:table-cell office:value-type="string" calcext:value-type="string">
            <text:p>pushbutton</text:p>
          </table:table-cell>
          <table:table-cell table:style-name="ce59" office:value-type="currency" office:currency="CZK" office:value="14" calcext:value-type="currency">
            <text:p>14,00 Kč</text:p>
          </table:table-cell>
          <table:table-cell table:style-name="ce59" table:formula="of:=[.E26]*[.B26]" office:value-type="currency" office:currency="CZK" office:value="14" calcext:value-type="currency">
            <text:p>14,00 Kč</text:p>
          </table:table-cell>
          <table:table-cell table:style-name="ce59"/>
          <table:table-cell office:value-type="string" calcext:value-type="string">
            <text:p><text:a xlink:href="https://cz.mouser.com/ProductDetail/Panasonic/EVQ-PUL02K?qs=m7HfDvvzlLb0VFxnw%2FUN1w%3D%3D" xlink:type="simple">https://cz.mouser.com/ProductDetail/Panasonic/EVQ-PUL02K?qs=m7HfDvvzlLb0VFxnw%2FUN1w%3D%3D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n</text:p>
          </table:table-cell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BSS123, T2N7002AK,LM</text:p>
          </table:table-cell>
          <table:table-cell office:value-type="string" calcext:value-type="string">
            <text:p>mosfet n, SOT-23</text:p>
          </table:table-cell>
          <table:table-cell table:style-name="ce59" office:value-type="currency" office:currency="CZK" office:value="5" calcext:value-type="currency">
            <text:p>5,00 Kč</text:p>
          </table:table-cell>
          <table:table-cell table:style-name="ce59" table:formula="of:=[.E27]*[.B27]" office:value-type="currency" office:currency="CZK" office:value="35" calcext:value-type="currency">
            <text:p>35,00 Kč</text:p>
          </table:table-cell>
          <table:table-cell table:style-name="ce59"/>
          <table:table-cell office:value-type="string" calcext:value-type="string">
            <text:p>https://cz.mouser.com/ProductDetail/Toshiba/T2N7002AKLM?qs=pzVvXTvk9PzfX4hYglwZ9Q%3D%3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n</text:p>
          </table:table-cell>
          <table:table-cell table:style-name="ce9" office:value-type="float" office:value="29" calcext:value-type="float">
            <text:p>29</text:p>
          </table:table-cell>
          <table:table-cell office:value-type="string" calcext:value-type="string">
            <text:p>CL10A105KO8NNWC</text:p>
          </table:table-cell>
          <table:table-cell office:value-type="string" calcext:value-type="string">
            <text:p>1uF/16V/0603</text:p>
          </table:table-cell>
          <table:table-cell table:style-name="ce59" office:value-type="currency" office:currency="CZK" office:value="1" calcext:value-type="currency">
            <text:p>1,00 Kč</text:p>
          </table:table-cell>
          <table:table-cell table:style-name="ce59" table:formula="of:=[.E28]*[.B28]" office:value-type="currency" office:currency="CZK" office:value="29" calcext:value-type="currency">
            <text:p>29,00 Kč</text:p>
          </table:table-cell>
          <table:table-cell table:style-name="ce59"/>
          <table:table-cell office:value-type="string" calcext:value-type="string">
            <text:p><text:a xlink:href="https://cz.mouser.com/ProductDetail/Samsung-Electro-Mechanics/CL10A105KO8NNWC?qs=sGAEpiMZZMvsSlwiRhF8qtsGU%2FCnaNeQa5diNx%252BAvjpm6CmwAnSDjg%3D%3D" xlink:type="simple">https://cz.mouser.com/ProductDetail/Samsung-Electro-Mechanics/CL10A105KO8NNWC?qs=sGAEpiMZZMvsSlwiRhF8qtsGU%2FCnaNeQa5diNx%252BAvjpm6CmwAnSDjg%3D%3D</text:a></text:p>
          </table:table-cell>
          <table:table-cell table:number-columns-repeated="1016"/>
        </table:table-row>
        <table:table-row table:style-name="ro2">
          <table:table-cell table:style-name="ce30" office:value-type="string" calcext:value-type="string">
            <text:p>Main</text:p>
          </table:table-cell>
          <table:table-cell table:style-name="ce33" office:value-type="float" office:value="5" calcext:value-type="float">
            <text:p>5</text:p>
          </table:table-cell>
          <table:table-cell table:style-name="ce30" office:value-type="string" calcext:value-type="string">
            <text:p>SP0503BAHT</text:p>
          </table:table-cell>
          <table:table-cell table:style-name="ce30" office:value-type="string" calcext:value-type="string">
            <text:p>3x transil 5.5V</text:p>
          </table:table-cell>
          <table:table-cell table:style-name="ce60" office:value-type="currency" office:currency="CZK" office:value="18" calcext:value-type="currency">
            <text:p>18,00 Kč</text:p>
          </table:table-cell>
          <table:table-cell table:style-name="ce60" table:formula="of:=[.E29]*[.B29]" office:value-type="currency" office:currency="CZK" office:value="90" calcext:value-type="currency">
            <text:p>90,00 Kč</text:p>
          </table:table-cell>
          <table:table-cell table:style-name="ce60"/>
          <table:table-cell table:style-name="ce30" office:value-type="string" calcext:value-type="string">
            <text:p>https://cz.farnell.com/littelfuse/sp0503bahtg/esd-protection-device-5-5v-sot/dp/1827633?st=sp0503baht</text:p>
          </table:table-cell>
          <table:table-cell table:style-name="ce30"/>
          <table:table-cell table:number-columns-repeated="1015"/>
        </table:table-row>
        <table:table-row table:style-name="ro2">
          <table:table-cell table:style-name="ce30" office:value-type="string" calcext:value-type="string">
            <text:p>Main</text:p>
          </table:table-cell>
          <table:table-cell table:style-name="ce33" office:value-type="float" office:value="1" calcext:value-type="float">
            <text:p>1</text:p>
          </table:table-cell>
          <table:table-cell table:style-name="ce30" office:value-type="string" calcext:value-type="string">
            <text:p>74CBTLV3126PW,118</text:p>
          </table:table-cell>
          <table:table-cell table:style-name="ce30" office:value-type="string" calcext:value-type="string">
            <text:p>bus switch</text:p>
          </table:table-cell>
          <table:table-cell table:style-name="ce60" office:value-type="currency" office:currency="CZK" office:value="11.4" calcext:value-type="currency">
            <text:p>11,40 Kč</text:p>
          </table:table-cell>
          <table:table-cell table:style-name="ce60" table:formula="of:=[.E30]*[.B30]" office:value-type="currency" office:currency="CZK" office:value="11.4" calcext:value-type="currency">
            <text:p>11,40 Kč</text:p>
          </table:table-cell>
          <table:table-cell table:style-name="ce60"/>
          <table:table-cell table:style-name="ce30" office:value-type="string" calcext:value-type="string">
            <text:p>https://cz.farnell.com/nexperia/74cbtlv3126pw-118/bus-switch-4-bit-tssop-14/dp/2445215?st=74cbtlv3126pw,118</text:p>
          </table:table-cell>
          <table:table-cell table:style-name="ce30"/>
          <table:table-cell table:number-columns-repeated="1015"/>
        </table:table-row>
        <table:table-row table:style-name="ro2">
          <table:table-cell table:style-name="ce30" office:value-type="string" calcext:value-type="string">
            <text:p>Main</text:p>
          </table:table-cell>
          <table:table-cell table:style-name="ce35" office:value-type="float" office:value="2" calcext:value-type="float">
            <text:p>2</text:p>
          </table:table-cell>
          <table:table-cell table:style-name="ce40" office:value-type="string" calcext:value-type="string">
            <text:p>xXxx</text:p>
          </table:table-cell>
          <table:table-cell table:style-name="ce30" office:value-type="string" calcext:value-type="string">
            <text:p>SNES connector</text:p>
          </table:table-cell>
          <table:table-cell table:style-name="ce60" table:number-columns-repeated="3"/>
          <table:table-cell table:style-name="ce30" office:value-type="string" calcext:value-type="string">
            <text:p>aliexpress</text:p>
          </table:table-cell>
          <table:table-cell table:style-name="ce30"/>
          <table:table-cell table:number-columns-repeated="1015"/>
        </table:table-row>
        <table:table-row table:style-name="ro2" table:number-rows-repeated="3">
          <table:table-cell table:style-name="Default" table:number-columns-repeated="1024"/>
        </table:table-row>
        <table:table-row table:style-name="ro2">
          <table:table-cell/>
          <table:table-cell table:style-name="ce34"/>
          <table:table-cell table:number-columns-repeated="2"/>
          <table:table-cell table:style-name="ce59" table:number-columns-repeated="3"/>
          <table:table-cell table:number-columns-repeated="1017"/>
        </table:table-row>
        <table:table-row table:style-name="ro2">
          <table:table-cell table:style-name="ce30" office:value-type="string" calcext:value-type="string">
            <text:p>VABO</text:p>
          </table:table-cell>
          <table:table-cell table:style-name="ce42" office:value-type="float" office:value="2" calcext:value-type="float">
            <text:p>2</text:p>
          </table:table-cell>
          <table:table-cell table:style-name="ce30" office:value-type="string" calcext:value-type="string">
            <text:p>ICE40UP5K-SG48I</text:p>
          </table:table-cell>
          <table:table-cell table:style-name="ce30" office:value-type="string" calcext:value-type="string">
            <text:p>FPGA for VERA and AURA</text:p>
          </table:table-cell>
          <table:table-cell table:style-name="ce60" office:value-type="currency" office:currency="CZK" office:value="209" calcext:value-type="currency">
            <text:p>209,00 Kč</text:p>
          </table:table-cell>
          <table:table-cell table:style-name="ce60" table:formula="of:=[.E36]*[.B36]" office:value-type="currency" office:currency="CZK" office:value="418" calcext:value-type="currency">
            <text:p>418,00 Kč</text:p>
          </table:table-cell>
          <table:table-cell table:style-name="ce60"/>
          <table:table-cell table:style-name="ce30" office:value-type="string" calcext:value-type="string">
            <text:p><text:a xlink:href="https://cz.mouser.com/ProductDetail/Lattice/ICE40UP5K-SG48I?qs=Rp3RbKSfAt3UqOG1AN4%2FAg%3D%3D" xlink:type="simple">https://cz.mouser.com/ProductDetail/Lattice/ICE40UP5K-SG48I?qs=Rp3RbKSfAt3UqOG1AN4%2FAg%3D%3D</text:a></text:p>
          </table:table-cell>
          <table:table-cell table:style-name="ce30"/>
          <table:table-cell table:number-columns-repeated="1015"/>
        </table:table-row>
        <table:table-row table:style-name="ro2">
          <table:table-cell table:style-name="ce30" office:value-type="string" calcext:value-type="string">
            <text:p>VABO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WM8524CGEDT</text:p>
          </table:table-cell>
          <table:table-cell office:value-type="string" calcext:value-type="string">
            <text:p>audio DAC</text:p>
          </table:table-cell>
          <table:table-cell table:style-name="ce59" office:value-type="currency" office:currency="CZK" office:value="62" calcext:value-type="currency">
            <text:p>62,00 Kč</text:p>
          </table:table-cell>
          <table:table-cell table:style-name="ce60" table:formula="of:=[.E37]*[.B37]" office:value-type="currency" office:currency="CZK" office:value="62" calcext:value-type="currency">
            <text:p>62,00 Kč</text:p>
          </table:table-cell>
          <table:table-cell table:style-name="ce59"/>
          <table:table-cell office:value-type="string" calcext:value-type="string">
            <text:p><text:a xlink:href="https://cz.mouser.com/ProductDetail/Cirrus-Logic/WM8524CGEDT-R?qs=G8wrXCBxhFtUpBbVDBGrKA%3D%3D" xlink:type="simple">https://cz.mouser.com/ProductDetail/Cirrus-Logic/WM8524CGEDT-R?qs=G8wrXCBxhFtUpBbVDBGrKA%3D%3D</text:a></text:p>
          </table:table-cell>
          <table:table-cell table:number-columns-repeated="1016"/>
        </table:table-row>
        <table:table-row table:style-name="ro2">
          <table:table-cell table:style-name="ce30" office:value-type="string" calcext:value-type="string">
            <text:p>VABO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W25Q16JVSNIQ</text:p>
          </table:table-cell>
          <table:table-cell office:value-type="string" calcext:value-type="string">
            <text:p>Flash</text:p>
          </table:table-cell>
          <table:table-cell table:style-name="ce59" office:value-type="currency" office:currency="CZK" office:value="12" calcext:value-type="currency">
            <text:p>12,00 Kč</text:p>
          </table:table-cell>
          <table:table-cell table:style-name="ce60" table:formula="of:=[.E38]*[.B38]" office:value-type="currency" office:currency="CZK" office:value="24" calcext:value-type="currency">
            <text:p>24,00 Kč</text:p>
          </table:table-cell>
          <table:table-cell table:style-name="ce59"/>
          <table:table-cell office:value-type="string" calcext:value-type="string">
            <text:p><text:a xlink:href="https://cz.mouser.com/ProductDetail/Winbond/W25Q16JVSNIQ?qs=qSfuJ%252Bfl%2Fd5tzEnNt99V4A%3D%3D" xlink:type="simple">https://cz.mouser.com/ProductDetail/Winbond/W25Q16JVSNIQ?qs=qSfuJ%252Bfl%2Fd5tzEnNt99V4A%3D%3D</text:a></text:p>
          </table:table-cell>
          <table:table-cell table:number-columns-repeated="1016"/>
        </table:table-row>
        <table:table-row table:style-name="ro2">
          <table:table-cell table:style-name="ce30" office:value-type="string" calcext:value-type="string">
            <text:p>VABO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THS7314D</text:p>
          </table:table-cell>
          <table:table-cell office:value-type="string" calcext:value-type="string">
            <text:p>video amp</text:p>
          </table:table-cell>
          <table:table-cell table:style-name="ce59" office:value-type="currency" office:currency="CZK" office:value="22" calcext:value-type="currency">
            <text:p>22,00 Kč</text:p>
          </table:table-cell>
          <table:table-cell table:style-name="ce60" table:formula="of:=[.E39]*[.B39]" office:value-type="currency" office:currency="CZK" office:value="22" calcext:value-type="currency">
            <text:p>22,00 Kč</text:p>
          </table:table-cell>
          <table:table-cell table:style-name="ce59"/>
          <table:table-cell office:value-type="string" calcext:value-type="string">
            <text:p><text:a xlink:href="https://cz.mouser.com/ProductDetail/Texas-Instruments/THS7314D?qs=vD%252BlfiDS0%252BMvkYWNzhF7qg%3D%3D" xlink:type="simple">https://cz.mouser.com/ProductDetail/Texas-Instruments/THS7314D?qs=vD%252BlfiDS0%252BMvkYWNzhF7qg%3D%3D</text:a></text:p>
          </table:table-cell>
          <table:table-cell table:number-columns-repeated="1016"/>
        </table:table-row>
        <table:table-row table:style-name="ro2">
          <table:table-cell table:style-name="ce3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DM1AA-SF-PEJ</text:p>
          </table:table-cell>
          <table:table-cell office:value-type="string" calcext:value-type="string">
            <text:p>Hirose SD-cage</text:p>
          </table:table-cell>
          <table:table-cell table:style-name="ce59" office:value-type="currency" office:currency="CZK" office:value="90" calcext:value-type="currency">
            <text:p>90,00 Kč</text:p>
          </table:table-cell>
          <table:table-cell table:style-name="ce60" table:formula="of:=[.E40]*[.B40]" office:value-type="currency" office:currency="CZK" office:value="90" calcext:value-type="currency">
            <text:p>90,00 Kč</text:p>
          </table:table-cell>
          <table:table-cell table:style-name="ce59"/>
          <table:table-cell office:value-type="string" calcext:value-type="string">
            <text:p><text:a xlink:href="https://cz.mouser.com/ProductDetail/Hirose-Connector/DM1AA-SF-PEJ82?qs=q%252B4FLHukgWBHaRKRr0HV%252Bw%3D%3D" xlink:type="simple">https://cz.mouser.com/ProductDetail/Hirose-Connector/DM1AA-SF-PEJ82?qs=q%252B4FLHukgWBHaRKRr0HV%252Bw%3D%3D</text:a></text:p>
          </table:table-cell>
          <table:table-cell table:style-name="ce53" office:value-type="string" calcext:value-type="string">
            <text:p>https://www.tme.eu/cz/details/dm1aa-sf-pej-72/konektory-ke-kartam/hirose/dm1aa-sf-pej-72/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VABO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SG5032CAN 25.000000M-TJGA3</text:p>
          </table:table-cell>
          <table:table-cell office:value-type="string" calcext:value-type="string">
            <text:p>oscillator 25MHz</text:p>
          </table:table-cell>
          <table:table-cell table:style-name="ce59" office:value-type="currency" office:currency="CZK" office:value="54" calcext:value-type="currency">
            <text:p>54,00 Kč</text:p>
          </table:table-cell>
          <table:table-cell table:style-name="ce60" table:formula="of:=[.E41]*[.B41]" office:value-type="currency" office:currency="CZK" office:value="54" calcext:value-type="currency">
            <text:p>54,00 Kč</text:p>
          </table:table-cell>
          <table:table-cell table:style-name="ce59"/>
          <table:table-cell office:value-type="string" calcext:value-type="string">
            <text:p><text:a xlink:href="https://cz.mouser.com/ProductDetail/Epson-Timing/SG5032CAN-25.000000M-TJGA3?qs=6J2kD0vu%2F2UTKuQJNmHNTw%3D%3D" xlink:type="simple">https://cz.mouser.com/ProductDetail/Epson-Timing/SG5032CAN-25.000000M-TJGA3?qs=6J2kD0vu%2F2UTKuQJNmHNTw%3D%3D</text:a></text:p>
          </table:table-cell>
          <table:table-cell table:number-columns-repeated="1016"/>
        </table:table-row>
        <table:table-row table:style-name="ro2">
          <table:table-cell table:style-name="ce30" office:value-type="string" calcext:value-type="string">
            <text:p>VABO</text:p>
          </table:table-cell>
          <table:table-cell table:style-name="ce33" office:value-type="float" office:value="4" calcext:value-type="float">
            <text:p>4</text:p>
          </table:table-cell>
          <table:table-cell office:value-type="string" calcext:value-type="string">
            <text:p>74CBTLV3126PW,118</text:p>
          </table:table-cell>
          <table:table-cell office:value-type="string" calcext:value-type="string">
            <text:p>bus switch 4x</text:p>
          </table:table-cell>
          <table:table-cell table:style-name="ce59" office:value-type="currency" office:currency="CZK" office:value="14" calcext:value-type="currency">
            <text:p>14,00 Kč</text:p>
          </table:table-cell>
          <table:table-cell table:style-name="ce60" table:formula="of:=[.E42]*[.B42]" office:value-type="currency" office:currency="CZK" office:value="56" calcext:value-type="currency">
            <text:p>56,00 Kč</text:p>
          </table:table-cell>
          <table:table-cell table:style-name="ce59"/>
          <table:table-cell office:value-type="string" calcext:value-type="string">
            <text:p><text:a xlink:href="https://cz.mouser.com/ProductDetail/Nexperia/74CBTLV3126PW118?qs=jquClx72t9AHVJOkpgZFFw%3D%3D" xlink:type="simple">https://cz.mouser.com/ProductDetail/Nexperia/74CBTLV3126PW118?qs=jquClx72t9AHVJOkpgZFFw%3D%3D</text:a></text:p>
          </table:table-cell>
          <table:table-cell table:number-columns-repeated="1016"/>
        </table:table-row>
        <table:table-row table:style-name="ro2">
          <table:table-cell table:style-name="ce30" office:value-type="string" calcext:value-type="string">
            <text:p>VABO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74AHC00PW</text:p>
          </table:table-cell>
          <table:table-cell office:value-type="string" calcext:value-type="string">
            <text:p>4xNAND</text:p>
          </table:table-cell>
          <table:table-cell table:style-name="ce59" office:value-type="currency" office:currency="CZK" office:value="10" calcext:value-type="currency">
            <text:p>10,00 Kč</text:p>
          </table:table-cell>
          <table:table-cell table:style-name="ce60" table:formula="of:=[.E43]*[.B43]" office:value-type="currency" office:currency="CZK" office:value="10" calcext:value-type="currency">
            <text:p>10,00 Kč</text:p>
          </table:table-cell>
          <table:table-cell table:style-name="ce59"/>
          <table:table-cell office:value-type="string" calcext:value-type="string">
            <text:p><text:a xlink:href="https://cz.mouser.com/ProductDetail/Nexperia/74AHC00PW-Q100J?qs=5XOdhvmYM0MxkByL6vy0aA%3D%3D" xlink:type="simple">https://cz.mouser.com/ProductDetail/Nexperia/74AHC00PW-Q100J?qs=5XOdhvmYM0MxkByL6vy0aA%3D%3D</text:a></text:p>
          </table:table-cell>
          <table:table-cell table:number-columns-repeated="1016"/>
        </table:table-row>
        <table:table-row table:style-name="ro2">
          <table:table-cell table:style-name="ce30" office:value-type="string" calcext:value-type="string">
            <text:p>VABO</text:p>
          </table:table-cell>
          <table:table-cell table:style-name="ce33" office:value-type="float" office:value="4" calcext:value-type="float">
            <text:p>4</text:p>
          </table:table-cell>
          <table:table-cell table:style-name="Default" office:value-type="string" calcext:value-type="string">
            <text:p>BSS138</text:p>
          </table:table-cell>
          <table:table-cell office:value-type="string" calcext:value-type="string">
            <text:p>mosfet n, SOT-23</text:p>
          </table:table-cell>
          <table:table-cell table:style-name="ce59" office:value-type="currency" office:currency="CZK" office:value="1" calcext:value-type="currency">
            <text:p>1,00 Kč</text:p>
          </table:table-cell>
          <table:table-cell table:style-name="ce59" table:formula="of:=[.E44]*[.B44]" office:value-type="currency" office:currency="CZK" office:value="4" calcext:value-type="currency">
            <text:p>4,00 Kč</text:p>
          </table:table-cell>
          <table:table-cell table:style-name="ce59"/>
          <table:table-cell table:style-name="ce20" office:value-type="string" calcext:value-type="string">
            <text:p>https://www.tme.eu/cz/details/bss138-tp/tranzistory-s-kanalem-n-smd/micro-commercial-components/</text:p>
          </table:table-cell>
          <table:table-cell table:number-columns-repeated="1016"/>
        </table:table-row>
        <table:table-row table:style-name="ro2">
          <table:table-cell table:style-name="ce30" office:value-type="string" calcext:value-type="string">
            <text:p>VABO</text:p>
          </table:table-cell>
          <table:table-cell table:style-name="ce32" office:value-type="float" office:value="2" calcext:value-type="float">
            <text:p>2</text:p>
          </table:table-cell>
          <table:table-cell office:value-type="string" calcext:value-type="string">
            <text:p>AA4040LCGCK-AMT</text:p>
          </table:table-cell>
          <table:table-cell office:value-type="string" calcext:value-type="string">
            <text:p>Green side-view LED, PLCC2</text:p>
          </table:table-cell>
          <table:table-cell table:style-name="ce59" office:value-type="currency" office:currency="CZK" office:value="16" calcext:value-type="currency">
            <text:p>16,00 Kč</text:p>
          </table:table-cell>
          <table:table-cell table:style-name="ce59" table:formula="of:=[.E45]*[.B45]" office:value-type="currency" office:currency="CZK" office:value="32" calcext:value-type="currency">
            <text:p>32,00 Kč</text:p>
          </table:table-cell>
          <table:table-cell table:style-name="ce59"/>
          <table:table-cell table:style-name="ce20" office:value-type="string" calcext:value-type="string">
            <text:p><text:a xlink:href="https://cz.mouser.com/ProductDetail/Kingbright/AA4040LCGCK-AMT?qs=amGC7iS6iy%252B6P2%252BdTiLV9w%3D%3D" xlink:type="simple">https://cz.mouser.com/ProductDetail/Kingbright/AA4040LCGCK-AMT?qs=amGC7iS6iy%252B6P2%252BdTiLV9w%3D%3D</text:a></text:p>
          </table:table-cell>
          <table:table-cell table:number-columns-repeated="1016"/>
        </table:table-row>
        <table:table-row table:style-name="ro2">
          <table:table-cell table:style-name="ce30" office:value-type="string" calcext:value-type="string">
            <text:p>VABO</text:p>
          </table:table-cell>
          <table:table-cell table:style-name="ce32" office:value-type="float" office:value="2" calcext:value-type="float">
            <text:p>2</text:p>
          </table:table-cell>
          <table:table-cell table:style-name="ce41" office:value-type="string" calcext:value-type="string">
            <text:p>AA4040SESK</text:p>
          </table:table-cell>
          <table:table-cell office:value-type="string" calcext:value-type="string">
            <text:p>Orange side-view LED, PLCC2</text:p>
          </table:table-cell>
          <table:table-cell table:style-name="ce59" office:value-type="currency" office:currency="CZK" office:value="11" calcext:value-type="currency">
            <text:p>11,00 Kč</text:p>
          </table:table-cell>
          <table:table-cell table:style-name="ce59" table:formula="of:=[.E46]*[.B46]" office:value-type="currency" office:currency="CZK" office:value="22" calcext:value-type="currency">
            <text:p>22,00 Kč</text:p>
          </table:table-cell>
          <table:table-cell table:style-name="ce59"/>
          <table:table-cell office:value-type="string" calcext:value-type="string">
            <text:p><text:a xlink:href="https://cz.mouser.com/ProductDetail/Kingbright/AA4040SESK?qs=rY7msk5yxfakL8ejDgvfOw%3D%3D" xlink:type="simple">https://cz.mouser.com/ProductDetail/Kingbright/AA4040SESK?qs=rY7msk5yxfakL8ejDgvfOw%3D%3D</text:a></text:p>
          </table:table-cell>
          <table:table-cell table:number-columns-repeated="1016"/>
        </table:table-row>
        <table:table-row table:style-name="ro2">
          <table:table-cell table:style-name="ce30" office:value-type="string" calcext:value-type="string">
            <text:p>VABO</text:p>
          </table:table-cell>
          <table:table-cell table:style-name="ce33" office:value-type="float" office:value="9" calcext:value-type="float">
            <text:p>9</text:p>
          </table:table-cell>
          <table:table-cell office:value-type="string" calcext:value-type="string">
            <text:p>CAY16-1001F4LF</text:p>
          </table:table-cell>
          <table:table-cell office:value-type="string" calcext:value-type="string">
            <text:p>resistor net 4x1k</text:p>
          </table:table-cell>
          <table:table-cell table:style-name="ce59" office:value-type="currency" office:currency="CZK" office:value="1" calcext:value-type="currency">
            <text:p>1,00 Kč</text:p>
          </table:table-cell>
          <table:table-cell table:style-name="ce59" table:formula="of:=[.E47]*[.B47]" office:value-type="currency" office:currency="CZK" office:value="9" calcext:value-type="currency">
            <text:p>9,00 Kč</text:p>
          </table:table-cell>
          <table:table-cell table:style-name="ce59"/>
          <table:table-cell office:value-type="string" calcext:value-type="string">
            <text:p><text:a xlink:href="https://cz.mouser.com/ProductDetail/Bourns/CAY16-1001F4LF?qs=UmpSLsh52mXZ1nJ1YNGPvg%3D%3D" xlink:type="simple">https://cz.mouser.com/ProductDetail/Bourns/CAY16-1001F4LF?qs=UmpSLsh52mXZ1nJ1YNGPvg%3D%3D</text:a></text:p>
          </table:table-cell>
          <table:table-cell table:style-name="ce20" office:value-type="string" calcext:value-type="string">
            <text:p>https://www.tme.eu/cz/details/yc164-fr-071kl/rezistorove-site/yageo/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DS1093-01-BN40 CONNFLY</text:p>
          </table:table-cell>
          <table:table-cell office:value-type="string" calcext:value-type="string">
            <text:p>S-video connector miniDin-4, alt</text:p>
          </table:table-cell>
          <table:table-cell table:style-name="ce59" office:value-type="currency" office:currency="CZK" office:value="20" calcext:value-type="currency">
            <text:p>20,00 Kč</text:p>
          </table:table-cell>
          <table:table-cell table:style-name="ce59" table:formula="of:=[.E48]*[.B48]" office:value-type="currency" office:currency="CZK" office:value="20" calcext:value-type="currency">
            <text:p>20,00 Kč</text:p>
          </table:table-cell>
          <table:table-cell table:style-name="ce59"/>
          <table:table-cell table:style-name="ce20" office:value-type="string" calcext:value-type="string">
            <text:p>https://www.tme.eu/cz/details/mdc-204e/konektory-mini-din/connfly/ds1093-01-bn40/</text:p>
          </table:table-cell>
          <table:table-cell table:number-columns-repeated="1016"/>
        </table:table-row>
        <table:table-row table:style-name="ro2">
          <table:table-cell table:style-name="ce3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ICD15S13E4GV00LF</text:p>
          </table:table-cell>
          <table:table-cell office:value-type="string" calcext:value-type="string">
            <text:p>VGA connector</text:p>
          </table:table-cell>
          <table:table-cell table:style-name="ce59" office:value-type="currency" office:currency="CZK" office:value="35" calcext:value-type="currency">
            <text:p>35,00 Kč</text:p>
          </table:table-cell>
          <table:table-cell table:style-name="ce59" table:formula="of:=[.E49]*[.B49]" office:value-type="currency" office:currency="CZK" office:value="35" calcext:value-type="currency">
            <text:p>35,00 Kč</text:p>
          </table:table-cell>
          <table:table-cell table:style-name="ce59"/>
          <table:table-cell office:value-type="string" calcext:value-type="string">
            <text:p><text:a xlink:href="https://cz.mouser.com/ProductDetail/Amphenol-FCI/ICD15S13E4GV00LF?qs=XRaITl65jntmDA26LPPFrA%3D%3D" xlink:type="simple">https://cz.mouser.com/ProductDetail/Amphenol-FCI/ICD15S13E4GV00LF?qs=XRaITl65jntmDA26LPPFrA%3D%3D</text:a></text:p>
          </table:table-cell>
          <table:table-cell table:style-name="ce22" office:value-type="string" calcext:value-type="string">
            <text:p>https://www.tme.eu/cz/details/icd15s13e4gv00lf/zastrcky-a-zasuvky-d-sub/amphenol-communications-solutions/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1503 07 LUMBERG</text:p>
          </table:table-cell>
          <table:table-cell office:value-type="string" calcext:value-type="string">
            <text:p>Jack 3.5mm stereo, no switch</text:p>
          </table:table-cell>
          <table:table-cell table:style-name="ce59" office:value-type="currency" office:currency="CZK" office:value="28" calcext:value-type="currency">
            <text:p>28,00 Kč</text:p>
          </table:table-cell>
          <table:table-cell table:style-name="ce59" table:formula="of:=[.E50]*[.B50]" office:value-type="currency" office:currency="CZK" office:value="28" calcext:value-type="currency">
            <text:p>28,00 Kč</text:p>
          </table:table-cell>
          <table:table-cell table:style-name="ce59"/>
          <table:table-cell table:style-name="ce22" office:value-type="string" calcext:value-type="string">
            <text:p><text:a xlink:href="https://www.tme.eu/cz/details/1503-07/konektory-jack/lumberg/1503-07/" xlink:type="simple">https://www.tme.eu/cz/details/1503-07/konektory-jack/lumberg/1503-07/</text:a></text:p>
          </table:table-cell>
          <table:table-cell table:number-columns-repeated="1016"/>
        </table:table-row>
        <table:table-row table:style-name="ro2">
          <table:table-cell table:style-name="ce30" office:value-type="string" calcext:value-type="string">
            <text:p>VABO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W6100L</text:p>
          </table:table-cell>
          <table:table-cell office:value-type="string" calcext:value-type="string">
            <text:p>Wiznet hard-wired tcp/ip, LQFP48</text:p>
          </table:table-cell>
          <table:table-cell table:style-name="ce59" office:value-type="currency" office:currency="CZK" office:value="99" calcext:value-type="currency">
            <text:p>99,00 Kč</text:p>
          </table:table-cell>
          <table:table-cell table:style-name="ce59" table:formula="of:=[.E51]*[.B51]" office:value-type="currency" office:currency="CZK" office:value="99" calcext:value-type="currency">
            <text:p>99,00 Kč</text:p>
          </table:table-cell>
          <table:table-cell table:style-name="ce59"/>
          <table:table-cell office:value-type="string" calcext:value-type="string">
            <text:p><text:a xlink:href="https://cz.mouser.com/ProductDetail/WIZnet/W6100L?qs=pUKx8fyJudARLmbJE2EKlA%3D%3D" xlink:type="simple">https://cz.mouser.com/ProductDetail/WIZnet/W6100L?qs=pUKx8fyJudARLmbJE2EKlA%3D%3D</text:a></text:p>
          </table:table-cell>
          <table:table-cell table:number-columns-repeated="1016"/>
        </table:table-row>
        <table:table-row table:style-name="ro2">
          <table:table-cell table:style-name="ce3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RJMG1BD3B8K1ANR</text:p>
          </table:table-cell>
          <table:table-cell office:value-type="string" calcext:value-type="string">
            <text:p>RJ45 magjack</text:p>
          </table:table-cell>
          <table:table-cell table:style-name="ce59" office:value-type="currency" office:currency="CZK" office:value="72" calcext:value-type="currency">
            <text:p>72,00 Kč</text:p>
          </table:table-cell>
          <table:table-cell table:style-name="ce59" table:formula="of:=[.E52]*[.B52]" office:value-type="currency" office:currency="CZK" office:value="72" calcext:value-type="currency">
            <text:p>72,00 Kč</text:p>
          </table:table-cell>
          <table:table-cell table:style-name="ce59"/>
          <table:table-cell office:value-type="string" calcext:value-type="string">
            <text:p><text:a xlink:href="https://cz.mouser.com/ProductDetail/WIZnet/W6100L?qs=pUKx8fyJudARLmbJE2EKlA%3D%3D" xlink:type="simple">https://cz.mouser.com/ProductDetail/WIZnet/W6100L?qs=pUKx8fyJudARLmbJE2EKlA%3D%3D</text:a></text:p>
          </table:table-cell>
          <table:table-cell table:style-name="ce22" office:value-type="string" calcext:value-type="string">
            <text:p>https://www.tme.eu/cz/details/rjmg1bd3b8k1anr/konektory-rj/amphenol-communications-solutions/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VABO</text:p>
          </table:table-cell>
          <table:table-cell table:style-name="ce33" office:value-type="float" office:value="4" calcext:value-type="float">
            <text:p>4</text:p>
          </table:table-cell>
          <table:table-cell office:value-type="string" calcext:value-type="string">
            <text:p>GBK160808T-221Y-N</text:p>
          </table:table-cell>
          <table:table-cell office:value-type="string" calcext:value-type="string">
            <text:p>ferrite bead</text:p>
          </table:table-cell>
          <table:table-cell table:style-name="ce59" office:value-type="currency" office:currency="CZK" office:value="0.24" calcext:value-type="currency">
            <text:p>0,24 Kč</text:p>
          </table:table-cell>
          <table:table-cell table:style-name="ce59" table:formula="of:=[.E53]*[.B53]" office:value-type="currency" office:currency="CZK" office:value="0.96" calcext:value-type="currency">
            <text:p>0,96 Kč</text:p>
          </table:table-cell>
          <table:table-cell table:style-name="ce59"/>
          <table:table-cell office:value-type="string" calcext:value-type="string">
            <text:p><text:a xlink:href="https://cz.mouser.com/ProductDetail/Pulse-Electronics/GBK160808T-221Y-N?qs=j%252B1pi9TdxUbKNI%252BrSL0iyA%3D%3D" xlink:type="simple">https://cz.mouser.com/ProductDetail/Pulse-Electronics/GBK160808T-221Y-N?qs=j%252B1pi9TdxUbKNI%252BrSL0iyA%3D%3D</text:a></text:p>
          </table:table-cell>
          <table:table-cell table:number-columns-repeated="1016"/>
        </table:table-row>
        <table:table-row table:style-name="ro2">
          <table:table-cell table:style-name="ce30" office:value-type="string" calcext:value-type="string">
            <text:p>VABO</text:p>
          </table:table-cell>
          <table:table-cell table:style-name="ce42" office:value-type="float" office:value="0" calcext:value-type="float">
            <text:p>0</text:p>
          </table:table-cell>
          <table:table-cell office:value-type="string" calcext:value-type="string">
            <text:p>LD-SP-2209</text:p>
          </table:table-cell>
          <table:table-cell office:value-type="string" calcext:value-type="string">
            <text:p>speaker (very small)</text:p>
          </table:table-cell>
          <table:table-cell table:style-name="ce59" office:value-type="currency" office:currency="CZK" office:value="50" calcext:value-type="currency">
            <text:p>50,00 Kč</text:p>
          </table:table-cell>
          <table:table-cell table:style-name="ce59" table:formula="of:=[.E54]*[.B54]" office:value-type="currency" office:currency="CZK" office:value="0" calcext:value-type="currency">
            <text:p>0,00 Kč</text:p>
          </table:table-cell>
          <table:table-cell table:style-name="ce59"/>
          <table:table-cell table:style-name="ce22" office:value-type="string" calcext:value-type="string">
            <text:p><text:a xlink:href="https://www.tme.eu/cz/details/ld-sp-2209/reproduktory/loudity/" xlink:type="simple">https://www.tme.eu/cz/details/ld-sp-2209/reproduktory/loudity/</text:a></text:p>
          </table:table-cell>
          <table:table-cell table:number-columns-repeated="1016"/>
        </table:table-row>
        <table:table-row table:style-name="ro2">
          <table:table-cell table:style-name="ce30"/>
          <table:table-cell table:style-name="ce27" office:value-type="float" office:value="1" calcext:value-type="float">
            <text:p>1</text:p>
          </table:table-cell>
          <table:table-cell table:style-name="ce44" office:value-type="string" calcext:value-type="string">
            <text:p>CMS-28528N-L152</text:p>
          </table:table-cell>
          <table:table-cell office:value-type="string" calcext:value-type="string">
            <text:p>speaker (small round)</text:p>
          </table:table-cell>
          <table:table-cell table:style-name="ce59" office:value-type="currency" office:currency="CZK" office:value="83" calcext:value-type="currency">
            <text:p>83,00 Kč</text:p>
          </table:table-cell>
          <table:table-cell table:style-name="ce59" table:number-columns-repeated="2"/>
          <table:table-cell table:style-name="ce22" office:value-type="string" calcext:value-type="string">
            <text:p><text:a xlink:href="https://cz.mouser.com/ProductDetail/CUI-Devices/CMS-28528N-L152?qs=Jwe3UnxISIZQi8VPnU78jQ%3D%3D" xlink:type="simple">https://cz.mouser.com/ProductDetail/CUI-Devices/CMS-28528N-L152?qs=Jwe3UnxISIZQi8VPnU78jQ%3D%3D</text:a></text:p>
          </table:table-cell>
          <table:table-cell table:number-columns-repeated="1016"/>
        </table:table-row>
        <table:table-row table:style-name="ro2">
          <table:table-cell table:style-name="ce30" office:value-type="string" calcext:value-type="string">
            <text:p>VABO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DS1023-2*10S21</text:p>
          </table:table-cell>
          <table:table-cell office:value-type="string" calcext:value-type="string">
            <text:p>Pin-socket 2x10p</text:p>
          </table:table-cell>
          <table:table-cell table:style-name="ce59" office:value-type="currency" office:currency="CZK" office:value="9" calcext:value-type="currency">
            <text:p>9,00 Kč</text:p>
          </table:table-cell>
          <table:table-cell table:style-name="ce59" table:formula="of:=[.E56]*[.B56]" office:value-type="currency" office:currency="CZK" office:value="18" calcext:value-type="currency">
            <text:p>18,00 Kč</text:p>
          </table:table-cell>
          <table:table-cell table:style-name="ce59"/>
          <table:table-cell table:style-name="ce22" office:value-type="string" calcext:value-type="string">
            <text:p><text:a xlink:href="https://www.tme.eu/cz/details/zl262-20dg/konektory-hrebinky/connfly/ds1023-2-10s21/" xlink:type="simple">https://www.tme.eu/cz/details/zl262-20dg/konektory-hrebinky/connfly/ds1023-2-10s21/</text:a></text:p>
          </table:table-cell>
          <table:table-cell table:number-columns-repeated="1016"/>
        </table:table-row>
        <table:table-row table:style-name="ro2">
          <table:table-cell table:style-name="ce30" office:value-type="string" calcext:value-type="string">
            <text:p>VABO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DS1021-2*10SF11-B</text:p>
          </table:table-cell>
          <table:table-cell office:value-type="string" calcext:value-type="string">
            <text:p>Pin-header 2x10p</text:p>
          </table:table-cell>
          <table:table-cell table:style-name="ce59" office:value-type="currency" office:currency="CZK" office:value="4.3" calcext:value-type="currency">
            <text:p>4,30 Kč</text:p>
          </table:table-cell>
          <table:table-cell table:style-name="ce59" table:formula="of:=[.E57]*[.B57]" office:value-type="currency" office:currency="CZK" office:value="8.6" calcext:value-type="currency">
            <text:p>8,60 Kč</text:p>
          </table:table-cell>
          <table:table-cell table:style-name="ce59"/>
          <table:table-cell table:style-name="ce22" office:value-type="string" calcext:value-type="string">
            <text:p><text:a xlink:href="https://www.tme.eu/cz/details/zl202-20g/konektory-hrebinky/connfly/ds1021-2-10sf11-b/" xlink:type="simple">https://www.tme.eu/cz/details/zl202-20g/konektory-hrebinky/connfly/ds1021-2-10sf11-b/</text:a></text:p>
          </table:table-cell>
          <table:table-cell table:number-columns-repeated="1016"/>
        </table:table-row>
        <table:table-row table:style-name="ro2">
          <table:table-cell table:style-name="ce30" office:value-type="string" calcext:value-type="string">
            <text:p>VABO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SN74LVC1G11DBVR</text:p>
          </table:table-cell>
          <table:table-cell office:value-type="string" calcext:value-type="string">
            <text:p>3-input AND gate, SOT-23-6</text:p>
          </table:table-cell>
          <table:table-cell table:style-name="ce59" office:value-type="currency" office:currency="CZK" office:value="5" calcext:value-type="currency">
            <text:p>5,00 Kč</text:p>
          </table:table-cell>
          <table:table-cell table:style-name="ce59" table:formula="of:=[.E58]*[.B58]" office:value-type="currency" office:currency="CZK" office:value="10" calcext:value-type="currency">
            <text:p>10,00 Kč</text:p>
          </table:table-cell>
          <table:table-cell table:style-name="ce59"/>
          <table:table-cell office:value-type="string" calcext:value-type="string">
            <text:p>https://cz.mouser.com/ProductDetail/Texas-Instruments/SN74LVC1G11DBVR?qs=nqigI8dpoHLbam7841cE5w%3D%3D</text:p>
          </table:table-cell>
          <table:table-cell table:style-name="ce22" office:value-type="string" calcext:value-type="string">
            <text:p>https://www.tme.eu/cz/details/sn74lvc1g11dbvr/hradla-invertory/texas-instruments/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VABO</text:p>
          </table:table-cell>
          <table:table-cell table:style-name="ce42" office:value-type="float" office:value="1" calcext:value-type="float">
            <text:p>1</text:p>
          </table:table-cell>
          <table:table-cell office:value-type="string" calcext:value-type="string">
            <text:p>LM4890MX/NOPB</text:p>
          </table:table-cell>
          <table:table-cell office:value-type="string" calcext:value-type="string">
            <text:p>audio amp 1W</text:p>
          </table:table-cell>
          <table:table-cell table:style-name="ce59" office:value-type="currency" office:currency="CZK" office:value="33" calcext:value-type="currency">
            <text:p>33,00 Kč</text:p>
          </table:table-cell>
          <table:table-cell table:style-name="ce59" table:formula="of:=[.E59]*[.B59]" office:value-type="currency" office:currency="CZK" office:value="33" calcext:value-type="currency">
            <text:p>33,00 Kč</text:p>
          </table:table-cell>
          <table:table-cell table:style-name="ce59"/>
          <table:table-cell office:value-type="string" calcext:value-type="string">
            <text:p><text:a xlink:href="https://cz.mouser.com/ProductDetail/Texas-Instruments/LM4890MX-NOPB?qs=QbsRYf82W3Fh0LrOOJ2vSA%3D%3D" xlink:type="simple">https://cz.mouser.com/ProductDetail/Texas-Instruments/LM4890MX-NOPB?qs=QbsRYf82W3Fh0LrOOJ2vSA%3D%3D</text:a>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3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5MS3S102AM6QE</text:p>
          </table:table-cell>
          <table:table-cell office:value-type="string" calcext:value-type="string">
            <text:p>Switch slide 3-pos ON-OFF-ON</text:p>
          </table:table-cell>
          <table:table-cell table:style-name="ce59" office:value-type="currency" office:currency="CZK" office:value="28" calcext:value-type="currency">
            <text:p>28,00 Kč</text:p>
          </table:table-cell>
          <table:table-cell table:style-name="ce59" table:formula="of:=[.E60]*[.B60]" office:value-type="currency" office:currency="CZK" office:value="28" calcext:value-type="currency">
            <text:p>28,00 Kč</text:p>
          </table:table-cell>
          <table:table-cell table:style-name="ce59"/>
          <table:table-cell table:style-name="ce20" office:value-type="string" calcext:value-type="string">
            <text:p>https://www.tme.eu/cz/details/5ms3s102am6qe/posuvne-prepinace/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3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A6SN-4101 OMRON OCB</text:p>
          </table:table-cell>
          <table:table-cell table:style-name="ce25" office:value-type="string" calcext:value-type="string">
            <text:p>Switch 4xDIP</text:p>
          </table:table-cell>
          <table:table-cell table:style-name="ce59" office:value-type="currency" office:currency="CZK" office:value="19" calcext:value-type="currency">
            <text:p>19,00 Kč</text:p>
          </table:table-cell>
          <table:table-cell table:style-name="ce59" table:formula="of:=[.E61]*[.B61]" office:value-type="currency" office:currency="CZK" office:value="19" calcext:value-type="currency">
            <text:p>19,00 Kč</text:p>
          </table:table-cell>
          <table:table-cell table:style-name="ce59"/>
          <table:table-cell table:style-name="ce20" office:value-type="string" calcext:value-type="string">
            <text:p>https://www.tme.eu/cz/details/a6sn-4101/prepinace-dip-switch/omron-ocb/</text:p>
          </table:table-cell>
          <table:table-cell table:number-columns-repeated="1016"/>
        </table:table-row>
        <table:table-row table:style-name="ro2">
          <table:table-cell table:style-name="ce30" office:value-type="string" calcext:value-type="string">
            <text:p>VABO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PTS645VM13SMTR92 LFS</text:p>
          </table:table-cell>
          <table:table-cell office:value-type="string" calcext:value-type="string">
            <text:p>Mikrospínač TACT; SPST-NO; pol: 2; 0,05A/12VDC; úhlové,THT??; není</text:p>
          </table:table-cell>
          <table:table-cell table:style-name="ce59" office:value-type="currency" office:currency="CZK" office:value="10" calcext:value-type="currency">
            <text:p>10,00 Kč</text:p>
          </table:table-cell>
          <table:table-cell table:style-name="ce59" table:formula="of:=[.E62]*[.B62]" office:value-type="currency" office:currency="CZK" office:value="20" calcext:value-type="currency">
            <text:p>20,00 Kč</text:p>
          </table:table-cell>
          <table:table-cell table:style-name="ce59"/>
          <table:table-cell table:style-name="ce20" office:value-type="string" calcext:value-type="string">
            <text:p>https://www.tme.eu/cz/details/pts645vm13smtr92/mikrospinace-tact/c-k/pts645vm13smtr92-lfs/</text:p>
          </table:table-cell>
          <table:table-cell table:number-columns-repeated="1016"/>
        </table:table-row>
        <table:table-row table:style-name="ro2">
          <table:table-cell table:style-name="ce30" office:value-type="string" calcext:value-type="string">
            <text:p>VABO</text:p>
          </table:table-cell>
          <table:table-cell table:style-name="ce42" office:value-type="float" office:value="1" calcext:value-type="float">
            <text:p>1</text:p>
          </table:table-cell>
          <table:table-cell office:value-type="string" calcext:value-type="string">
            <text:p>74AHCT573PW,118</text:p>
          </table:table-cell>
          <table:table-cell table:style-name="ce56" office:value-type="string" calcext:value-type="string">
            <text:p>8x latch</text:p>
          </table:table-cell>
          <table:table-cell table:style-name="ce59" office:value-type="currency" office:currency="CZK" office:value="13" calcext:value-type="currency">
            <text:p>13,00 Kč</text:p>
          </table:table-cell>
          <table:table-cell table:style-name="ce59" table:formula="of:=[.E63]*[.B63]" office:value-type="currency" office:currency="CZK" office:value="13" calcext:value-type="currency">
            <text:p>13,00 Kč</text:p>
          </table:table-cell>
          <table:table-cell table:style-name="ce59"/>
          <table:table-cell office:value-type="string" calcext:value-type="string">
            <text:p>https://cz.mouser.com/ProductDetail/Nexperia/74AHCT573PW118?qs=P62ublwmbi8w1EdI1aXXbg%3D%3D</text:p>
          </table:table-cell>
          <table:table-cell table:number-columns-repeated="1016"/>
        </table:table-row>
        <table:table-row table:style-name="ro2">
          <table:table-cell table:style-name="ce30" office:value-type="string" calcext:value-type="string">
            <text:p>VABO</text:p>
          </table:table-cell>
          <table:table-cell table:style-name="ce42" office:value-type="float" office:value="1" calcext:value-type="float">
            <text:p>1</text:p>
          </table:table-cell>
          <table:table-cell office:value-type="string" calcext:value-type="string">
            <text:p>74LVC2G02DP,125 </text:p>
          </table:table-cell>
          <table:table-cell table:style-name="ce56" office:value-type="string" calcext:value-type="string">
            <text:p>NOR gate 2x</text:p>
          </table:table-cell>
          <table:table-cell table:style-name="ce59" office:value-type="currency" office:currency="CZK" office:value="11" calcext:value-type="currency">
            <text:p>11,00 Kč</text:p>
          </table:table-cell>
          <table:table-cell table:style-name="ce59" table:formula="of:=[.E64]*[.B64]" office:value-type="currency" office:currency="CZK" office:value="11" calcext:value-type="currency">
            <text:p>11,00 Kč</text:p>
          </table:table-cell>
          <table:table-cell table:style-name="ce59"/>
          <table:table-cell office:value-type="string" calcext:value-type="string">
            <text:p><text:a xlink:href="https://cz.mouser.com/ProductDetail/Nexperia/74LVC2G02DP125?qs=me8TqzrmIYWiSMBpOBB%252Bsg%3D%3D" xlink:type="simple">https://cz.mouser.com/ProductDetail/Nexperia/74LVC2G02DP125?qs=me8TqzrmIYWiSMBpOBB%252Bsg%3D%3D</text:a></text:p>
          </table:table-cell>
          <table:table-cell table:number-columns-repeated="1016"/>
        </table:table-row>
        <table:table-row table:style-name="ro2">
          <table:table-cell table:style-name="ce30" office:value-type="string" calcext:value-type="string">
            <text:p>VABO</text:p>
          </table:table-cell>
          <table:table-cell table:style-name="ce42" office:value-type="float" office:value="1" calcext:value-type="float">
            <text:p>1</text:p>
          </table:table-cell>
          <table:table-cell office:value-type="string" calcext:value-type="string">
            <text:p>CRCW251210M0JNTHBC</text:p>
          </table:table-cell>
          <table:table-cell table:style-name="ce56" office:value-type="string" calcext:value-type="string">
            <text:p>Rezistor: thick film; SMD; 2512; 10MΩ; 1W; ±5%; -55÷155°C; 200ppm/°C</text:p>
          </table:table-cell>
          <table:table-cell table:style-name="ce59" office:value-type="currency" office:currency="CZK" office:value="2.3" calcext:value-type="currency">
            <text:p>2,30 Kč</text:p>
          </table:table-cell>
          <table:table-cell table:style-name="ce59" table:formula="of:=[.E65]*[.B65]" office:value-type="currency" office:currency="CZK" office:value="2.3" calcext:value-type="currency">
            <text:p>2,30 Kč</text:p>
          </table:table-cell>
          <table:table-cell table:style-name="ce59"/>
          <table:table-cell office:value-type="string" calcext:value-type="string">
            <text:p><text:a xlink:href="https://www.tme.eu/cz/details/crcw251210m0jnthbc/rezistory-smd/vishay/" xlink:type="simple">https://www.tme.eu/cz/details/crcw251210m0jnthbc/rezistory-smd/vishay/</text:a></text:p>
          </table:table-cell>
          <table:table-cell table:number-columns-repeated="1016"/>
        </table:table-row>
        <table:table-row table:style-name="ro2">
          <table:table-cell table:style-name="ce30" office:value-type="string" calcext:value-type="string">
            <text:p>VABO</text:p>
          </table:table-cell>
          <table:table-cell table:style-name="ce42" office:value-type="float" office:value="1" calcext:value-type="float">
            <text:p>1</text:p>
          </table:table-cell>
          <table:table-cell office:value-type="string" calcext:value-type="string">
            <text:p>1206B102K202CT</text:p>
          </table:table-cell>
          <table:table-cell table:style-name="ce56" office:value-type="string" calcext:value-type="string">
            <text:p>Kondenzátor: keramický; 1nF; 2kV; X7R; ±10%; SMD; 1206; 1,25mm</text:p>
          </table:table-cell>
          <table:table-cell table:style-name="ce59" office:value-type="currency" office:currency="CZK" office:value="3" calcext:value-type="currency">
            <text:p>3,00 Kč</text:p>
          </table:table-cell>
          <table:table-cell table:style-name="ce59" table:formula="of:=[.E66]*[.B66]" office:value-type="currency" office:currency="CZK" office:value="3" calcext:value-type="currency">
            <text:p>3,00 Kč</text:p>
          </table:table-cell>
          <table:table-cell table:style-name="ce59"/>
          <table:table-cell office:value-type="string" calcext:value-type="string">
            <text:p><text:a xlink:href="https://www.tme.eu/cz/details/1206b102k202/kondenzatory-mlcc-smd/walsin/1206b102k202ct/" xlink:type="simple">https://www.tme.eu/cz/details/1206b102k202/kondenzatory-mlcc-smd/walsin/1206b102k202ct/</text:a></text:p>
          </table:table-cell>
          <table:table-cell table:number-columns-repeated="1016"/>
        </table:table-row>
        <table:table-row table:style-name="ro2">
          <table:table-cell table:style-name="ce30" office:value-type="string" calcext:value-type="string">
            <text:p>VABO</text:p>
          </table:table-cell>
          <table:table-cell table:style-name="ce9" office:value-type="float" office:value="29" calcext:value-type="float">
            <text:p>29</text:p>
          </table:table-cell>
          <table:table-cell office:value-type="string" calcext:value-type="string">
            <text:p>CL10A105KO8NNWC</text:p>
          </table:table-cell>
          <table:table-cell office:value-type="string" calcext:value-type="string">
            <text:p>1uF/16V/0603</text:p>
          </table:table-cell>
          <table:table-cell table:style-name="ce59" office:value-type="currency" office:currency="CZK" office:value="1" calcext:value-type="currency">
            <text:p>1,00 Kč</text:p>
          </table:table-cell>
          <table:table-cell table:style-name="ce59" table:formula="of:=[.E67]*[.B67]" office:value-type="currency" office:currency="CZK" office:value="29" calcext:value-type="currency">
            <text:p>29,00 Kč</text:p>
          </table:table-cell>
          <table:table-cell table:style-name="ce59"/>
          <table:table-cell office:value-type="string" calcext:value-type="string">
            <text:p><text:a xlink:href="https://cz.mouser.com/ProductDetail/Samsung-Electro-Mechanics/CL10A105KO8NNWC?qs=sGAEpiMZZMvsSlwiRhF8qtsGU%2FCnaNeQa5diNx%252BAvjpm6CmwAnSDjg%3D%3D" xlink:type="simple">https://cz.mouser.com/ProductDetail/Samsung-Electro-Mechanics/CL10A105KO8NNWC?qs=sGAEpiMZZMvsSlwiRhF8qtsGU%2FCnaNeQa5diNx%252BAvjpm6CmwAnSDjg%3D%3D</text:a></text:p>
          </table:table-cell>
          <table:table-cell table:number-columns-repeated="1016"/>
        </table:table-row>
        <table:table-row table:style-name="ro2" table:number-rows-repeated="2">
          <table:table-cell/>
          <table:table-cell table:style-name="ce42"/>
          <table:table-cell/>
          <table:table-cell table:style-name="ce16"/>
          <table:table-cell table:style-name="ce59" table:number-columns-repeated="3"/>
          <table:table-cell table:number-columns-repeated="1017"/>
        </table:table-row>
        <table:table-row table:style-name="ro2">
          <table:table-cell/>
          <table:table-cell table:style-name="ce34"/>
          <table:table-cell table:number-columns-repeated="2"/>
          <table:table-cell table:style-name="ce59" table:number-columns-repeated="3"/>
          <table:table-cell table:number-columns-repeated="1017"/>
        </table:table-row>
        <table:table-row table:style-name="ro2">
          <table:table-cell/>
          <table:table-cell table:style-name="ce34"/>
          <table:table-cell office:value-type="string" calcext:value-type="string">
            <text:p>celkem:</text:p>
          </table:table-cell>
          <table:table-cell/>
          <table:table-cell table:style-name="ce59"/>
          <table:table-cell table:style-name="ce59" table:formula="of:=SUM([.F2:.F70])" office:value-type="currency" office:currency="CZK" office:value="3063.82" calcext:value-type="currency">
            <text:p>3 063,82 Kč</text:p>
          </table:table-cell>
          <table:table-cell table:style-name="ce59"/>
          <table:table-cell table:number-columns-repeated="1017"/>
        </table:table-row>
        <table:table-row table:style-name="ro2">
          <table:table-cell/>
          <table:table-cell table:style-name="ce34"/>
          <table:table-cell table:number-columns-repeated="2"/>
          <table:table-cell table:style-name="ce59"/>
          <table:table-cell table:style-name="ce24" table:formula="of:=[.F71]/25" office:value-type="currency" office:currency="EUR" office:value="122.5528" calcext:value-type="currency">
            <text:p>€122.55</text:p>
          </table:table-cell>
          <table:table-cell table:style-name="ce59"/>
          <table:table-cell table:number-columns-repeated="1017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moved" table:style-name="ta1">
        <table:table-column table:style-name="co1" table:default-cell-style-name="ce29"/>
        <table:table-column table:style-name="co1" table:default-cell-style-name="ce34"/>
        <table:table-column table:style-name="co1" table:number-columns-repeated="2" table:default-cell-style-name="ce29"/>
        <table:table-column table:style-name="co1" table:number-columns-repeated="3" table:default-cell-style-name="ce59"/>
        <table:table-column table:style-name="co1" table:number-columns-repeated="1017" table:default-cell-style-name="ce29"/>
        <table:table-row table:style-name="ro2">
          <table:table-cell table:style-name="Default" table:number-columns-repeated="1024"/>
        </table:table-row>
        <table:table-row table:style-name="ro2">
          <table:table-cell office:value-type="string" calcext:value-type="string">
            <text:p>Main</text:p>
          </table:table-cell>
          <table:table-cell table:style-name="ce42" office:value-type="float" office:value="0" calcext:value-type="float">
            <text:p>0</text:p>
          </table:table-cell>
          <table:table-cell office:value-type="string" calcext:value-type="string">
            <text:p>W65C22S6TQG-14</text:p>
          </table:table-cell>
          <table:table-cell office:value-type="string" calcext:value-type="string">
            <text:p>VIA, tbd included in FPGA</text:p>
          </table:table-cell>
          <table:table-cell office:value-type="currency" office:currency="CZK" office:value="245" calcext:value-type="currency">
            <text:p>245,00 Kč</text:p>
          </table:table-cell>
          <table:table-cell table:style-name="ce60" table:formula="of:=[.E2]*[.B2]" office:value-type="currency" office:currency="CZK" office:value="0" calcext:value-type="currency">
            <text:p>0,00 Kč</text:p>
          </table:table-cell>
          <table:table-cell/>
          <table:table-cell office:value-type="string" calcext:value-type="string">
            <text:p><text:a xlink:href="https://cz.mouser.com/ProductDetail/Western-Design-Center-WDC/W65C22S6TQG-14?qs=9lcNTSmDlCo21Y0m5rRDww%3D%3D" xlink:type="simple">https://cz.mouser.com/ProductDetail/Western-Design-Center-WDC/W65C22S6TQG-14?qs=9lcNTSmDlCo21Y0m5rRDww%3D%3D</text:a>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ain</text:p>
          </table:table-cell>
          <table:table-cell office:value-type="float" office:value="0" calcext:value-type="float">
            <text:p>0</text:p>
          </table:table-cell>
          <table:table-cell table:style-name="ce46" office:value-type="string" calcext:value-type="string">
            <text:p>SG5032CAN 16.000000M-TJGA</text:p>
          </table:table-cell>
          <table:table-cell table:style-name="ce46" office:value-type="string" calcext:value-type="string">
            <text:p>oscillator 16M</text:p>
          </table:table-cell>
          <table:table-cell office:value-type="currency" office:currency="CZK" office:value="29" calcext:value-type="currency">
            <text:p>29,00 Kč</text:p>
          </table:table-cell>
          <table:table-cell table:formula="of:=[.E3]*[.B3]" office:value-type="currency" office:currency="CZK" office:value="0" calcext:value-type="currency">
            <text:p>0,00 Kč</text:p>
          </table:table-cell>
          <table:table-cell table:style-name="ce29"/>
          <table:table-cell office:value-type="string" calcext:value-type="string">
            <text:p><text:a xlink:href="https://cz.mouser.com/ProductDetail/Epson-Timing/SG5032CAN-16.000000M-TJGA0?qs=MyNHzdoqoQL1oatJdxkATQ%3D%3D" xlink:type="simple">https://cz.mouser.com/ProductDetail/Epson-Timing/SG5032CAN-16.000000M-TJGA0?qs=MyNHzdoqoQL1oatJdxkATQ%3D%3D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n</text:p>
          </table:table-cell>
          <table:table-cell table:style-name="ce42" office:value-type="float" office:value="0" calcext:value-type="float">
            <text:p>0</text:p>
          </table:table-cell>
          <table:table-cell office:value-type="string" calcext:value-type="string">
            <text:p>93LC56BT-I/SN</text:p>
          </table:table-cell>
          <table:table-cell office:value-type="string" calcext:value-type="string">
            <text:p>EEPROM for FTDI</text:p>
          </table:table-cell>
          <table:table-cell office:value-type="currency" office:currency="CZK" office:value="8" calcext:value-type="currency">
            <text:p>8,00 Kč</text:p>
          </table:table-cell>
          <table:table-cell table:formula="of:=[.E4]*[.B4]" office:value-type="currency" office:currency="CZK" office:value="0" calcext:value-type="currency">
            <text:p>0,00 Kč</text:p>
          </table:table-cell>
          <table:table-cell/>
          <table:table-cell office:value-type="string" calcext:value-type="string">
            <text:p><text:a xlink:href="https://cz.mouser.com/ProductDetail/Microchip-Technology-Atmel/93LC56BT-I-SN?qs=lQv0JY93vreW%252BBssv4v8RA%3D%3D" xlink:type="simple">https://cz.mouser.com/ProductDetail/Microchip-Technology-Atmel/93LC56BT-I-SN?qs=lQv0JY93vreW%252BBssv4v8RA%3D%3D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M3-12.000MHZ-D2Y-T</text:p>
          </table:table-cell>
          <table:table-cell office:value-type="string" calcext:value-type="string">
            <text:p>crystal 12MHz, 5x3mm</text:p>
          </table:table-cell>
          <table:table-cell office:value-type="currency" office:currency="CZK" office:value="11" calcext:value-type="currency">
            <text:p>11,00 Kč</text:p>
          </table:table-cell>
          <table:table-cell table:formula="of:=[.E5]*[.B5]" office:value-type="currency" office:currency="CZK" office:value="0" calcext:value-type="currency">
            <text:p>0,00 Kč</text:p>
          </table:table-cell>
          <table:table-cell/>
          <table:table-cell office:value-type="string" calcext:value-type="string">
            <text:p>https://cz.mouser.com/ProductDetail/ABRACON/ABM3-12.000MHZ-D2Y-T?qs=ihRgKfnEsN4a%252Bhdo6LkcSg%3D%3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n</text:p>
          </table:table-cell>
          <table:table-cell table:style-name="ce42" office:value-type="float" office:value="0" calcext:value-type="float">
            <text:p>0</text:p>
          </table:table-cell>
          <table:table-cell office:value-type="string" calcext:value-type="string">
            <text:p>AB38T-32.768KHZ</text:p>
          </table:table-cell>
          <table:table-cell office:value-type="string" calcext:value-type="string">
            <text:p>crystal 32.768kHz, THT</text:p>
          </table:table-cell>
          <table:table-cell office:value-type="currency" office:currency="CZK" office:value="3.8" calcext:value-type="currency">
            <text:p>3,80 Kč</text:p>
          </table:table-cell>
          <table:table-cell table:formula="of:=[.E6]*[.B6]" office:value-type="currency" office:currency="CZK" office:value="0" calcext:value-type="currency">
            <text:p>0,00 Kč</text:p>
          </table:table-cell>
          <table:table-cell/>
          <table:table-cell office:value-type="string" calcext:value-type="string">
            <text:p><text:a xlink:href="https://cz.mouser.com/ProductDetail/ABRACON/AB38T-32.768KHZ?qs=m%252BUhWDcpCfbdp9ovMbeW3g%3D%3D" xlink:type="simple">https://cz.mouser.com/ProductDetail/ABRACON/AB38T-32.768KHZ?qs=m%252BUhWDcpCfbdp9ovMbeW3g%3D%3D</text:a></text:p>
          </table:table-cell>
          <table:table-cell table:number-columns-repeated="1016"/>
        </table:table-row>
        <table:table-row table:style-name="ro2">
          <table:table-cell table:style-name="ce56" office:value-type="string" calcext:value-type="string">
            <text:p>Main</text:p>
          </table:table-cell>
          <table:table-cell table:style-name="ce70" office:value-type="float" office:value="0" calcext:value-type="float">
            <text:p>0</text:p>
          </table:table-cell>
          <table:table-cell table:style-name="ce56" office:value-type="string" calcext:value-type="string">
            <text:p>SD05C-7</text:p>
          </table:table-cell>
          <table:table-cell table:style-name="ce56" office:value-type="string" calcext:value-type="string">
            <text:p>transil 5.5V, SOD3V3</text:p>
          </table:table-cell>
          <table:table-cell table:style-name="ce75" office:value-type="currency" office:currency="CZK" office:value="10" calcext:value-type="currency">
            <text:p>10,00 Kč</text:p>
          </table:table-cell>
          <table:table-cell table:style-name="ce75" table:formula="of:=[.E7]*[.B7]" office:value-type="currency" office:currency="CZK" office:value="0" calcext:value-type="currency">
            <text:p>0,00 Kč</text:p>
          </table:table-cell>
          <table:table-cell table:style-name="ce75"/>
          <table:table-cell table:style-name="ce56" office:value-type="string" calcext:value-type="string">
            <text:p>https://cz.farnell.com/diodes-inc/sd05c-7/tvs-diode-bidir-5-5v-640w-sod/dp/3945780?st=sd05</text:p>
          </table:table-cell>
          <table:table-cell table:style-name="ce56" table:number-columns-repeated="1016"/>
        </table:table-row>
        <table:table-row table:style-name="ro2">
          <table:table-cell table:style-name="ce68" office:value-type="string" calcext:value-type="string">
            <text:p>VABO</text:p>
          </table:table-cell>
          <table:table-cell table:style-name="ce71" office:value-type="float" office:value="0" calcext:value-type="float">
            <text:p>0</text:p>
          </table:table-cell>
          <table:table-cell table:style-name="ce74" office:value-type="string" calcext:value-type="string">
            <text:p>MD-40S</text:p>
          </table:table-cell>
          <table:table-cell table:style-name="ce74" office:value-type="string" calcext:value-type="string">
            <text:p>S-video connector miniDin-4</text:p>
          </table:table-cell>
          <table:table-cell table:style-name="ce76" office:value-type="currency" office:currency="CZK" office:value="41" calcext:value-type="currency">
            <text:p>41,00 Kč</text:p>
          </table:table-cell>
          <table:table-cell table:style-name="ce76" table:formula="of:=[.E8]*[.B8]" office:value-type="currency" office:currency="CZK" office:value="0" calcext:value-type="currency">
            <text:p>0,00 Kč</text:p>
          </table:table-cell>
          <table:table-cell table:style-name="ce76"/>
          <table:table-cell table:style-name="ce74" office:value-type="string" calcext:value-type="string">
            <text:p><text:a xlink:href="https://cz.mouser.com/ProductDetail/CUI-Devices/MD-40S?qs=WyjlAZoYn51t2gfmSwkdjw%3D%3D" xlink:type="simple">https://cz.mouser.com/ProductDetail/CUI-Devices/MD-40S?qs=WyjlAZoYn51t2gfmSwkdjw%3D%3D</text:a></text:p>
          </table:table-cell>
          <table:table-cell table:style-name="ce74" table:number-columns-repeated="1016"/>
        </table:table-row>
        <table:table-row table:style-name="ro2">
          <table:table-cell table:style-name="ce30" office:value-type="string" calcext:value-type="string">
            <text:p>VAB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E5LP1K-SG48ITR</text:p>
          </table:table-cell>
          <table:table-cell office:value-type="string" calcext:value-type="string">
            <text:p>FPGA, QFN-48 --- for AURA</text:p>
          </table:table-cell>
          <table:table-cell office:value-type="currency" office:currency="CZK" office:value="114" calcext:value-type="currency">
            <text:p>114,00 Kč</text:p>
          </table:table-cell>
          <table:table-cell table:formula="of:=[.E9]*[.B9]" office:value-type="currency" office:currency="CZK" office:value="0" calcext:value-type="currency">
            <text:p>0,00 Kč</text:p>
          </table:table-cell>
          <table:table-cell/>
          <table:table-cell office:value-type="string" calcext:value-type="string">
            <text:p>https://cz.mouser.com/ProductDetail/Lattice/ICE5LP1K-SG48ITR?qs=ZwKJWZfDtNg6punXjA%252B0Og%3D%3D</text:p>
          </table:table-cell>
          <table:table-cell table:number-columns-repeated="1016"/>
        </table:table-row>
        <table:table-row table:style-name="ro2">
          <table:table-cell table:style-name="ce30" office:value-type="string" calcext:value-type="string">
            <text:p>VAB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E5LP2K-SG48ITR</text:p>
          </table:table-cell>
          <table:table-cell office:value-type="string" calcext:value-type="string">
            <text:p>FPGA, QFN-48 --- for AURA</text:p>
          </table:table-cell>
          <table:table-cell office:value-type="currency" office:currency="CZK" office:value="145" calcext:value-type="currency">
            <text:p>145,00 Kč</text:p>
          </table:table-cell>
          <table:table-cell table:formula="of:=[.E10]*[.B10]" office:value-type="currency" office:currency="CZK" office:value="0" calcext:value-type="currency">
            <text:p>0,00 Kč</text:p>
          </table:table-cell>
          <table:table-cell/>
          <table:table-cell office:value-type="string" calcext:value-type="string">
            <text:p>https://cz.mouser.com/ProductDetail/Lattice/ICE5LP2K-SG48ITR?qs=ZwKJWZfDtNgAWzMHJRGDug%3D%3D</text:p>
          </table:table-cell>
          <table:table-cell table:number-columns-repeated="1016"/>
        </table:table-row>
        <table:table-row table:style-name="ro2">
          <table:table-cell table:style-name="ce30" office:value-type="string" calcext:value-type="string">
            <text:p>VAB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E5LP4K-SG48ITR</text:p>
          </table:table-cell>
          <table:table-cell office:value-type="string" calcext:value-type="string">
            <text:p>FPGA, QFN-48 --- for AURA</text:p>
          </table:table-cell>
          <table:table-cell office:value-type="currency" office:currency="CZK" office:value="181" calcext:value-type="currency">
            <text:p>181,00 Kč</text:p>
          </table:table-cell>
          <table:table-cell table:formula="of:=[.E11]*[.B11]" office:value-type="currency" office:currency="CZK" office:value="0" calcext:value-type="currency">
            <text:p>0,00 Kč</text:p>
          </table:table-cell>
          <table:table-cell/>
          <table:table-cell office:value-type="string" calcext:value-type="string">
            <text:p>https://cz.mouser.com/ProductDetail/Lattice/ICE5LP4K-SG48ITR?qs=ZwKJWZfDtNj9QagUtdRf4g%3D%3D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VABO</text:p>
          </table:table-cell>
          <table:table-cell table:style-name="ce71" office:value-type="float" office:value="0" calcext:value-type="float">
            <text:p>0</text:p>
          </table:table-cell>
          <table:table-cell table:style-name="ce74" office:value-type="string" calcext:value-type="string">
            <text:p>SL 14 187 20 G</text:p>
          </table:table-cell>
          <table:table-cell table:style-name="ce74" office:value-type="string" calcext:value-type="string">
            <text:p>Pin-header 2x10p long</text:p>
          </table:table-cell>
          <table:table-cell table:style-name="ce77" office:value-type="currency" office:currency="CZK" office:value="97" calcext:value-type="currency">
            <text:p>97,00 Kč</text:p>
          </table:table-cell>
          <table:table-cell table:style-name="ce76" table:formula="of:=[.E12]*[.B12]" office:value-type="currency" office:currency="CZK" office:value="0" calcext:value-type="currency">
            <text:p>0,00 Kč</text:p>
          </table:table-cell>
          <table:table-cell table:style-name="ce76"/>
          <table:table-cell table:style-name="ce78" office:value-type="string" calcext:value-type="string">
            <text:p><text:a xlink:href="https://www.tme.eu/cz/details/sl14.187.20g/konektory-hrebinky/fischer-elektronik/sl-14-187-20-g/" xlink:type="simple">https://www.tme.eu/cz/details/sl14.187.20g/konektory-hrebinky/fischer-elektronik/sl-14-187-20-g/</text:a></text:p>
          </table:table-cell>
          <table:table-cell table:style-name="ce74" table:number-columns-repeated="1016"/>
        </table:table-row>
        <table:table-row table:style-name="ro2">
          <table:table-cell table:style-name="ce30" office:value-type="string" calcext:value-type="string">
            <text:p>VABO</text:p>
          </table:table-cell>
          <table:table-cell table:style-name="ce42" office:value-type="float" office:value="0" calcext:value-type="float">
            <text:p>0</text:p>
          </table:table-cell>
          <table:table-cell office:value-type="string" calcext:value-type="string">
            <text:p>ABM3-25.000MHZ-D2Y-T</text:p>
          </table:table-cell>
          <table:table-cell office:value-type="string" calcext:value-type="string">
            <text:p>crystal <text:s/>25MHz for Wiznet</text:p>
          </table:table-cell>
          <table:table-cell office:value-type="currency" office:currency="CZK" office:value="13" calcext:value-type="currency">
            <text:p>13,00 Kč</text:p>
          </table:table-cell>
          <table:table-cell table:formula="of:=[.E13]*[.B13]" office:value-type="currency" office:currency="CZK" office:value="0" calcext:value-type="currency">
            <text:p>0,00 Kč</text:p>
          </table:table-cell>
          <table:table-cell/>
          <table:table-cell office:value-type="string" calcext:value-type="string">
            <text:p><text:a xlink:href="https://cz.mouser.com/ProductDetail/ABRACON/ABM3-25.000MHZ-D2Y-T?qs=ihRgKfnEsN6FZPAss%252Bj6lw%3D%3D" xlink:type="simple">https://cz.mouser.com/ProductDetail/ABRACON/ABM3-25.000MHZ-D2Y-T?qs=ihRgKfnEsN6FZPAss%252Bj6lw%3D%3D</text:a>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7" number:language="cs" number:country="CZ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08P0" style:volatile="true" number:language="cs" number:country="CZ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08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08P0"/>
    </number:currency-style>
    <number:currency-style style:name="N20111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20112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20112" number:language="en" number:country="IE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2011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meta:creation-date>2023-04-15T19:39:52Z</meta:creation-date>
    <dc:date>2023-12-29T20:55:58.965000000</dc:date>
    <meta:editing-cycles>49</meta:editing-cycles>
    <meta:editing-duration>PT11H13M44S</meta:editing-duration>
    <meta:document-statistic meta:table-count="3" meta:cell-count="572" meta:object-count="0"/>
    <meta:user-defined meta:name="Document_Confidentiality">Restricted</meta:user-defined>
    <meta:user-defined meta:name="MSIP_Label_9d258917-277f-42cd-a3cd-14c4e9ee58bc_ActionId">db1afdc1-24cb-416c-abd0-77a212007406</meta:user-defined>
    <meta:user-defined meta:name="MSIP_Label_9d258917-277f-42cd-a3cd-14c4e9ee58bc_ContentBits">0</meta:user-defined>
    <meta:user-defined meta:name="MSIP_Label_9d258917-277f-42cd-a3cd-14c4e9ee58bc_Enabled">true</meta:user-defined>
    <meta:user-defined meta:name="MSIP_Label_9d258917-277f-42cd-a3cd-14c4e9ee58bc_Method" meta:value-type="string">Standard</meta:user-defined>
    <meta:user-defined meta:name="MSIP_Label_9d258917-277f-42cd-a3cd-14c4e9ee58bc_Name" meta:value-type="string">restricted</meta:user-defined>
    <meta:user-defined meta:name="MSIP_Label_9d258917-277f-42cd-a3cd-14c4e9ee58bc_SetDate" meta:value-type="string">2023-04-18T16:13:25Z</meta:user-defined>
    <meta:user-defined meta:name="MSIP_Label_9d258917-277f-42cd-a3cd-14c4e9ee58bc_SiteId" meta:value-type="string">38ae3bcd-9579-4fd4-adda-b42e1495d55a</meta:user-defined>
  </office:meta>
</office:document-meta>
</file>